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4528in" fo:margin-left="-0.1007in" table:align="left" style:writing-mode="lr-tb"/>
    </style:style>
    <style:style style:name="Table1.A" style:family="table-column">
      <style:table-column-properties style:column-width="0.6694in"/>
    </style:style>
    <style:style style:name="Table1.B" style:family="table-column">
      <style:table-column-properties style:column-width="0.709in"/>
    </style:style>
    <style:style style:name="Table1.C" style:family="table-column">
      <style:table-column-properties style:column-width="0.984in"/>
    </style:style>
    <style:style style:name="Table1.D" style:family="table-column">
      <style:table-column-properties style:column-width="1.1813in"/>
    </style:style>
    <style:style style:name="Table1.E" style:family="table-column">
      <style:table-column-properties style:column-width="2.90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1.5pt solid #000000" fo:border-right="none" fo:border-top="1.5pt solid #000000" fo:border-bottom="0.75pt solid #000000" style:writing-mode="lr-tb"/>
    </style:style>
    <style:style style:name="Table1.B1" style:family="table-cell">
      <style:table-cell-properties style:vertical-align="top" fo:padding-left="0.0486in" fo:padding-right="0.0486in" fo:padding-top="0in" fo:padding-bottom="0in" fo:border-left="0.75pt solid #000000" fo:border-right="none" fo:border-top="1.5pt solid #000000" fo:border-bottom="0.75pt solid #000000" style:writing-mode="lr-tb"/>
    </style:style>
    <style:style style:name="Table1.E1" style:family="table-cell">
      <style:table-cell-properties style:vertical-align="top" fo:padding-left="0.0486in" fo:padding-right="0.0486in" fo:padding-top="0in" fo:padding-bottom="0in" fo:border-left="0.75pt solid #000000" fo:border-right="1.5pt solid #000000" fo:border-top="1.5pt solid #000000" fo:border-bottom="0.75pt solid #000000" style:writing-mode="lr-tb"/>
    </style:style>
    <style:style style:name="Table1.A2" style:family="table-cell">
      <style:table-cell-properties style:vertical-align="top" fo:padding-left="0.0486in" fo:padding-right="0.0486in" fo:padding-top="0in" fo:padding-bottom="0in" fo:border-left="1.5pt solid #000000" fo:border-right="none" fo:border-top="0.75pt solid #000000" fo:border-bottom="0.75pt solid #000000" style:writing-mode="lr-tb"/>
    </style:style>
    <style:style style:name="Table1.B2" style:family="table-cell">
      <style:table-cell-properties style:vertical-align="top" fo:padding-left="0.0486in" fo:padding-right="0.0486in" fo:padding-top="0in" fo:padding-bottom="0in" fo:border-left="0.75pt solid #000000" fo:border-right="none" fo:border-top="0.75pt solid #000000" fo:border-bottom="0.75pt solid #000000" style:writing-mode="lr-tb"/>
    </style:style>
    <style:style style:name="Table1.E2" style:family="table-cell">
      <style:table-cell-properties style:vertical-align="top" fo:padding-left="0.0486in" fo:padding-right="0.0486in" fo:padding-top="0in" fo:padding-bottom="0in" fo:border-left="0.75pt solid #000000" fo:border-right="1.5pt solid #000000" fo:border-top="0.75pt solid #000000" fo:border-bottom="0.75pt solid #000000" style:writing-mode="lr-tb"/>
    </style:style>
    <style:style style:name="Table1.A4" style:family="table-cell">
      <style:table-cell-properties style:vertical-align="top" fo:padding-left="0.0486in" fo:padding-right="0.0486in" fo:padding-top="0in" fo:padding-bottom="0in" fo:border-left="1.5pt solid #000000" fo:border-right="none" fo:border-top="0.75pt solid #000000" fo:border-bottom="1.5pt solid #000000" style:writing-mode="lr-tb"/>
    </style:style>
    <style:style style:name="Table1.B4" style:family="table-cell">
      <style:table-cell-properties style:vertical-align="top" fo:padding-left="0.0486in" fo:padding-right="0.0486in" fo:padding-top="0in" fo:padding-bottom="0in" fo:border-left="0.75pt solid #000000" fo:border-right="none" fo:border-top="0.75pt solid #000000" fo:border-bottom="1.5pt solid #000000" style:writing-mode="lr-tb"/>
    </style:style>
    <style:style style:name="Table1.E4" style:family="table-cell">
      <style:table-cell-properties style:vertical-align="top" fo:padding-left="0.0486in" fo:padding-right="0.0486in" fo:padding-top="0in" fo:padding-bottom="0in" fo:border-left="0.75pt solid #000000" fo:border-right="1.5pt solid #000000" fo:border-top="0.75pt solid #000000" fo:border-bottom="1.5pt solid #000000" style:writing-mode="lr-tb"/>
    </style:style>
    <style:style style:name="P1" style:family="paragraph" style:parent-style-name="Standard">
      <style:text-properties fo:font-size="14pt" fo:font-weight="bold" style:font-size-asian="14pt" style:font-weight-asian="bold"/>
    </style:style>
    <style:style style:name="P2" style:family="paragraph" style:parent-style-name="Standard">
      <style:text-properties fo:font-size="9pt" fo:font-style="italic" style:font-size-asian="9pt" style:font-style-asian="italic"/>
    </style:style>
    <style:style style:name="P3" style:family="paragraph" style:parent-style-name="Standard">
      <style:text-properties officeooo:paragraph-rsid="0018bc03"/>
    </style:style>
    <style:style style:name="P4" style:family="paragraph" style:parent-style-name="Standard">
      <style:paragraph-properties fo:margin-top="0.0835in" fo:margin-bottom="0.0835in" loext:contextual-spacing="false" fo:orphans="0" fo:widows="0"/>
      <style:text-properties fo:font-size="18pt" style:font-size-asian="18pt"/>
    </style:style>
    <style:style style:name="P5" style:family="paragraph" style:parent-style-name="Standard">
      <style:paragraph-properties fo:margin-top="0.0835in" fo:margin-bottom="0.0835in" loext:contextual-spacing="false" fo:orphans="0" fo:widows="0"/>
      <style:text-properties fo:font-size="14pt" style:text-underline-style="solid" style:text-underline-width="auto" style:text-underline-color="font-color" style:font-size-asian="14pt"/>
    </style:style>
    <style:style style:name="P6" style:family="paragraph" style:parent-style-name="Standard" style:master-page-name="Standard">
      <style:paragraph-properties fo:margin-top="0.0835in" fo:margin-bottom="0.0835in" loext:contextual-spacing="false" fo:orphans="0" fo:widows="0" style:page-number="auto"/>
      <style:text-properties fo:font-size="18pt" style:font-size-asian="18pt"/>
    </style:style>
    <style:style style:name="P7" style:family="paragraph" style:parent-style-name="Standard">
      <style:paragraph-properties fo:margin-top="0.0417in" fo:margin-bottom="0.0417in" loext:contextual-spacing="false"/>
    </style:style>
    <style:style style:name="P8" style:family="paragraph" style:parent-style-name="Standard">
      <style:paragraph-properties fo:margin-top="0.0417in" fo:margin-bottom="0.0417in" loext:contextual-spacing="false">
        <style:tab-stops>
          <style:tab-stop style:position="1.9689in"/>
          <style:tab-stop style:position="3.3472in"/>
        </style:tab-stops>
      </style:paragraph-properties>
    </style:style>
    <style:style style:name="P9" style:family="paragraph" style:parent-style-name="Standard">
      <style:paragraph-properties fo:margin-top="0.0417in" fo:margin-bottom="0.0417in" loext:contextual-spacing="false">
        <style:tab-stops>
          <style:tab-stop style:position="1.9689in"/>
          <style:tab-stop style:position="3.3472in"/>
        </style:tab-stops>
      </style:paragraph-properties>
      <style:text-properties fo:font-weight="normal" style:font-weight-asian="normal" style:font-weight-complex="normal"/>
    </style:style>
    <style:style style:name="P10" style:family="paragraph" style:parent-style-name="Standard">
      <style:paragraph-properties fo:margin-top="0.0417in" fo:margin-bottom="0.0417in" loext:contextual-spacing="false" fo:text-align="justify" style:justify-single-word="false"/>
      <style:text-properties fo:font-size="14pt" fo:font-weight="bold" style:font-size-asian="14pt" style:font-weight-asian="bold"/>
    </style:style>
    <style:style style:name="P11" style:family="paragraph" style:parent-style-name="Standard">
      <style:paragraph-properties fo:margin-top="0.0417in" fo:margin-bottom="0.0417in" loext:contextual-spacing="false"/>
      <style:text-properties fo:font-weight="bold" style:font-weight-asian="bold"/>
    </style:style>
    <style:style style:name="P12" style:family="paragraph" style:parent-style-name="Standard">
      <style:paragraph-properties fo:margin-top="0.0417in" fo:margin-bottom="0.0417in" loext:contextual-spacing="false" fo:text-align="justify" style:justify-single-word="false"/>
      <style:text-properties fo:font-weight="bold" style:font-weight-asian="bold"/>
    </style:style>
    <style:style style:name="P13" style:family="paragraph" style:parent-style-name="Standard">
      <style:paragraph-properties fo:margin-top="0.0417in" fo:margin-bottom="0.0417in" loext:contextual-spacing="false"/>
      <style:text-properties fo:font-size="9pt" fo:font-weight="bold" style:font-size-asian="9pt" style:font-weight-asian="bold"/>
    </style:style>
    <style:style style:name="P14" style:family="paragraph" style:parent-style-name="Standard">
      <style:paragraph-properties fo:margin-top="0.0417in" fo:margin-bottom="0.0417in" loext:contextual-spacing="false" style:snap-to-layout-grid="false"/>
      <style:text-properties fo:font-size="9pt" fo:font-weight="bold" style:font-size-asian="9pt" style:font-weight-asian="bold"/>
    </style:style>
    <style:style style:name="P15" style:family="paragraph" style:parent-style-name="Standard">
      <style:paragraph-properties fo:margin-top="0.0417in" fo:margin-bottom="0.0417in" loext:contextual-spacing="false" style:snap-to-layout-grid="false"/>
    </style:style>
    <style:style style:name="P16" style:family="paragraph" style:parent-style-name="Standard">
      <style:paragraph-properties fo:margin-top="0in" fo:margin-bottom="0.0417in" loext:contextual-spacing="false">
        <style:tab-stops>
          <style:tab-stop style:position="1.9689in"/>
          <style:tab-stop style:position="3.3472in"/>
        </style:tab-stops>
      </style:paragraph-properties>
    </style:style>
    <style:style style:name="P17" style:family="paragraph" style:parent-style-name="Standard" style:list-style-name="">
      <style:paragraph-properties fo:margin-left="0in" fo:margin-right="0in" fo:text-indent="0in" style:auto-text-indent="false"/>
    </style:style>
    <style:style style:name="P18" style:family="paragraph" style:parent-style-name="Heading_20_1">
      <style:paragraph-properties fo:break-before="page"/>
    </style:style>
    <style:style style:name="P19" style:family="paragraph" style:parent-style-name="Überschrift">
      <style:paragraph-properties fo:break-before="page"/>
    </style:style>
    <style:style style:name="P20" style:family="paragraph" style:parent-style-name="Überschrift" style:master-page-name="Convert_20_1">
      <style:paragraph-properties style:page-number="auto"/>
    </style:style>
    <style:style style:name="P21" style:family="paragraph" style:parent-style-name="Header">
      <style:paragraph-properties fo:margin-top="0in" fo:margin-bottom="0.1665in" loext:contextual-spacing="false" fo:padding-left="0in" fo:padding-right="0in" fo:padding-top="0in" fo:padding-bottom="0.0138in" fo:border-left="none" fo:border-right="none" fo:border-top="none" fo:border-bottom="0.74pt solid #000000"/>
    </style:style>
    <style:style style:name="P22" style:family="paragraph" style:parent-style-name="Footer">
      <style:paragraph-properties fo:padding="0in" fo:border="none"/>
    </style:style>
    <style:style style:name="P23" style:family="paragraph" style:parent-style-name="Contents_20_2">
      <style:paragraph-properties>
        <style:tab-stops>
          <style:tab-stop style:position="0.4583in"/>
          <style:tab-stop style:position="6.6937in" style:type="right" style:leader-style="dotted" style:leader-text="."/>
        </style:tab-stops>
      </style:paragraph-properties>
    </style:style>
    <style:style style:name="P24" style:family="paragraph" style:parent-style-name="Contents_20_3">
      <style:paragraph-properties>
        <style:tab-stops>
          <style:tab-stop style:position="0.7638in"/>
          <style:tab-stop style:position="6.6937in" style:type="right" style:leader-style="dotted" style:leader-text="."/>
        </style:tab-stops>
      </style:paragraph-properties>
    </style:style>
    <style:style style:name="P25" style:family="paragraph" style:parent-style-name="Contents_20_3">
      <style:paragraph-properties>
        <style:tab-stops>
          <style:tab-stop style:position="0.9165in"/>
          <style:tab-stop style:position="6.6937in" style:type="right" style:leader-style="dotted" style:leader-text="."/>
        </style:tab-stops>
      </style:paragraph-properties>
    </style:style>
    <style:style style:name="P26" style:family="paragraph" style:parent-style-name="Contents_20_1">
      <style:paragraph-properties>
        <style:tab-stops>
          <style:tab-stop style:position="0.2953in"/>
          <style:tab-stop style:position="6.6937in" style:type="right" style:leader-style="dotted" style:leader-text="."/>
        </style:tab-stops>
      </style:paragraph-properties>
    </style:style>
    <style:style style:name="P27" style:family="paragraph" style:parent-style-name="Kommentierter_20_Inhalt" style:list-style-name="WW8Num6"/>
    <style:style style:name="P28" style:family="paragraph" style:parent-style-name="Kommentierter_20_Inhalt">
      <style:text-properties fo:color="#000000" fo:font-style="normal" style:font-style-asian="normal" style:font-style-complex="normal"/>
    </style:style>
    <style:style style:name="P29" style:family="paragraph" style:parent-style-name="Kommentierter_20_Inhalt" style:list-style-name="WW8Num4"/>
    <style:style style:name="P30" style:family="paragraph" style:parent-style-name="Kommentierter_20_Inhalt" style:list-style-name="WW8Num5"/>
    <style:style style:name="P31" style:family="paragraph" style:parent-style-name="Kommentierter_20_Inhalt" style:list-style-name="WW8Num3"/>
    <style:style style:name="P32" style:family="paragraph" style:parent-style-name="Kommentierter_20_Inhalt">
      <style:paragraph-properties fo:keep-together="always"/>
    </style:style>
    <style:style style:name="P33" style:family="paragraph" style:parent-style-name="Kommentierter_20_Inhalt">
      <style:paragraph-properties fo:keep-together="always" fo:orphans="0" fo:widows="0"/>
    </style:style>
    <style:style style:name="P34" style:family="paragraph" style:parent-style-name="Kommentierter_20_Inhalt">
      <style:text-properties style:font-name-asian="Arial"/>
    </style:style>
    <style:style style:name="P35" style:family="paragraph" style:parent-style-name="Kommentierter_20_Inhalt" style:list-style-name="WW8Num7"/>
    <style:style style:name="P36" style:family="paragraph" style:parent-style-name="Kommentierter_20_Inhalt">
      <style:paragraph-properties fo:keep-with-next="always"/>
    </style:style>
    <style:style style:name="P37" style:family="paragraph" style:parent-style-name="Kommentierter_20_Inhalt" style:list-style-name="WW8Num6">
      <style:paragraph-properties fo:keep-with-next="always"/>
    </style:style>
    <style:style style:name="P38" style:family="paragraph" style:parent-style-name="Kommentierter_20_Inhalt" style:list-style-name="WW8Num7">
      <style:paragraph-properties fo:keep-with-next="always"/>
    </style:style>
    <style:style style:name="P39" style:family="paragraph" style:parent-style-name="Kommentierter_20_Inhalt" style:list-style-name="">
      <style:paragraph-properties fo:margin-left="0.1965in" fo:margin-right="0in" fo:text-indent="-0.1965in" style:auto-text-indent="false"/>
    </style:style>
    <style:style style:name="P40" style:family="paragraph" style:parent-style-name="Kommentierter_20_Inhalt" style:master-page-name="Convert_20_2">
      <style:paragraph-properties style:page-number="auto"/>
    </style:style>
    <style:style style:name="P41" style:family="paragraph" style:parent-style-name="Contents_20_4">
      <style:paragraph-properties>
        <style:tab-stops>
          <style:tab-stop style:position="1.0693in"/>
          <style:tab-stop style:position="6.6937in" style:type="right" style:leader-style="dotted" style:leader-text="."/>
        </style:tab-stops>
      </style:paragraph-properties>
    </style:style>
    <style:style style:name="T1" style:family="text">
      <style:text-properties fo:font-size="18pt" style:font-size-asian="18pt"/>
    </style:style>
    <style:style style:name="T2" style:family="text">
      <style:text-properties fo:font-size="14pt" style:font-size-asian="14pt"/>
    </style:style>
    <style:style style:name="T3" style:family="text">
      <style:text-properties fo:font-size="14pt" style:text-underline-style="solid" style:text-underline-width="auto" style:text-underline-color="font-color" style:font-size-asian="14pt"/>
    </style:style>
    <style:style style:name="T4" style:family="text">
      <style:text-properties fo:font-size="14pt" fo:font-weight="bold" style:font-size-asian="14pt" style:font-weight-asian="bold"/>
    </style:style>
    <style:style style:name="T5" style:family="text">
      <style:text-properties fo:font-weight="bold" style:font-weight-asian="bold"/>
    </style:style>
    <style:style style:name="T6" style:family="text">
      <style:text-properties fo:language="en" fo:country="US" fo:font-weight="bold" style:language-asian="en" style:country-asian="US" style:font-weight-asian="bold"/>
    </style:style>
    <style:style style:name="T7" style:family="text">
      <style:text-properties fo:language="en" fo:country="US" style:language-asian="en" style:country-asian="US"/>
    </style:style>
    <style:style style:name="T8" style:family="text">
      <style:text-properties fo:font-weight="normal" style:font-weight-asian="normal" style:font-weight-complex="normal"/>
    </style:style>
    <style:style style:name="T9" style:family="text">
      <style:text-properties fo:font-size="9pt" fo:font-weight="bold" style:font-size-asian="9pt" style:font-weight-asian="bold"/>
    </style:style>
    <style:style style:name="T10" style:family="text">
      <style:text-properties fo:font-size="9pt" fo:font-style="italic" style:font-size-asian="9pt" style:font-style-asian="italic"/>
    </style:style>
    <style:style style:name="T11" style:family="text">
      <style:text-properties fo:color="#000000" fo:font-style="normal" style:font-style-asian="normal" style:font-style-complex="normal"/>
    </style:style>
    <style:style style:name="T12" style:family="text">
      <style:text-properties style:font-name-asian="Arial"/>
    </style:style>
    <style:style style:name="T13" style:family="text">
      <style:text-properties fo:language="de" fo:country="AT"/>
    </style:style>
    <style:style style:name="T14" style:family="text">
      <style:text-properties officeooo:rsid="00185a99"/>
    </style:style>
    <style:style style:name="T15" style:family="text">
      <style:text-properties officeooo:rsid="0018bc0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
      <text:p text:style-name="P4">Pflichtenheft</text:p>
      <text:p text:style-name="Version">0.1</text:p>
      <text:p text:style-name="P4"/>
      <text:p text:style-name="Projekt">BOM – Bundesorganisationsmanagement Software</text:p>
      <text:p text:style-name="P5"/>
      <text:p text:style-name="P5"/>
      <text:p text:style-name="P5">Verteiler:</text:p>
      <text:p text:style-name="P1"/>
      <text:p text:style-name="P8"><text:span text:style-name="T5">Name (</text:span><text:span text:style-name="T6">alphab</text:span><text:span text:style-name="T5">.)<text:tab/>Abteilung<text:tab/>Ort</text:span></text:p>
      <text:p text:style-name="P9">Koenig Sebastian<text:tab/>Informatik<text:tab/>HTL Donaustadt</text:p>
      <text:p text:style-name="P9">Koeppl Michael<text:tab/>Informatik<text:tab/>HTL Donaustadt</text:p>
      <text:p text:style-name="P16">Kovacevic Bruno<text:tab/>Informatik<text:tab/>HTL Donaustadt</text:p>
      <text:p text:style-name="P16">Simic Martina<text:tab/>Informatik<text:tab/>HTL Donaustadt</text:p>
      <text:p text:style-name="Standard"/>
      <text:p text:style-name="P20">Dokumentenverwaltung</text:p>
      <text:p text:style-name="P10"/>
      <text:p text:style-name="P12">Dokument-Historie</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Version</text:p>
          </table:table-cell>
          <table:table-cell table:style-name="Table1.B1" office:value-type="string">
            <text:p text:style-name="P13">Status</text:p>
          </table:table-cell>
          <table:table-cell table:style-name="Table1.B1" office:value-type="string">
            <text:p text:style-name="P13">Datum</text:p>
          </table:table-cell>
          <table:table-cell table:style-name="Table1.B1" office:value-type="string">
            <text:p text:style-name="P13">Verantwortlicher</text:p>
          </table:table-cell>
          <table:table-cell table:style-name="Table1.E1" office:value-type="string">
            <text:p text:style-name="P13">Änderungsgrund</text:p>
          </table:table-cell>
        </table:table-row>
        <table:table-row table:style-name="Table1.1">
          <table:table-cell table:style-name="Table1.A2" office:value-type="string">
            <text:p text:style-name="P14">0.1</text:p>
          </table:table-cell>
          <table:table-cell table:style-name="Table1.B2" office:value-type="string">
            <text:p text:style-name="P15">Aufbau</text:p>
          </table:table-cell>
          <table:table-cell table:style-name="Table1.B2" office:value-type="string">
            <text:p text:style-name="P15">22.04.2015</text:p>
          </table:table-cell>
          <table:table-cell table:style-name="Table1.B2" office:value-type="string">
            <text:p text:style-name="P15">Alle</text:p>
          </table:table-cell>
          <table:table-cell table:style-name="Table1.E2" office:value-type="string">
            <text:p text:style-name="P15">Anfang</text:p>
          </table:table-cell>
        </table:table-row>
        <table:table-row table:style-name="Table1.1">
          <table:table-cell table:style-name="Table1.A2" office:value-type="string">
            <text:p text:style-name="P15"/>
          </table:table-cell>
          <table:table-cell table:style-name="Table1.B2" office:value-type="string">
            <text:p text:style-name="P15"/>
          </table:table-cell>
          <table:table-cell table:style-name="Table1.B2" office:value-type="string">
            <text:p text:style-name="P15"/>
          </table:table-cell>
          <table:table-cell table:style-name="Table1.B2" office:value-type="string">
            <text:p text:style-name="P15"/>
          </table:table-cell>
          <table:table-cell table:style-name="Table1.E2" office:value-type="string">
            <text:p text:style-name="P15"/>
          </table:table-cell>
        </table:table-row>
        <table:table-row table:style-name="Table1.1">
          <table:table-cell table:style-name="Table1.A4" office:value-type="string">
            <text:p text:style-name="P15"/>
          </table:table-cell>
          <table:table-cell table:style-name="Table1.B4" office:value-type="string">
            <text:p text:style-name="P15"/>
          </table:table-cell>
          <table:table-cell table:style-name="Table1.B4" office:value-type="string">
            <text:p text:style-name="P15"/>
          </table:table-cell>
          <table:table-cell table:style-name="Table1.B4" office:value-type="string">
            <text:p text:style-name="P15"/>
          </table:table-cell>
          <table:table-cell table:style-name="Table1.E4" office:value-type="string">
            <text:p text:style-name="P15"/>
          </table:table-cell>
        </table:table-row>
      </table:table>
      <text:p text:style-name="P7"/>
      <text:p text:style-name="P12">Änderungsberechtigte</text:p>
      <text:p text:style-name="P9">Koenig Sebastian<text:tab/>Informatik<text:tab/>HTL Donaustadt</text:p>
      <text:p text:style-name="P9">Koeppl Michael<text:tab/>Informatik<text:tab/>HTL Donaustadt</text:p>
      <text:p text:style-name="P16">Kovacevic Bruno<text:tab/>Informatik<text:tab/>HTL Donaustadt</text:p>
      <text:p text:style-name="P16">Simic Martina<text:tab/>Informatik<text:tab/>HTL Donaustadt</text:p>
      <text:p text:style-name="P7"/>
      <text:p text:style-name="P12">Dokument wurde mit folgenden Tools erstellt:</text:p>
      <text:p text:style-name="P7">WINWORD 97</text:p>
      <text:p text:style-name="P7">LibreOffice 4.4</text:p>
      <text:p text:style-name="P7">&lt;Grafiktool&gt;</text:p>
      <text:p text:style-name="P7"/>
      <text:p text:style-name="P19">Inhaltsverzeichnis</text:p>
      <text:p text:style-name="P7"/>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6"><text:span text:style-name="T7">1<text:tab/>Einleitung<text:tab/></text:span><text:a xlink:type="simple" xlink:href="#__RefHeading___Toc510509127" text:style-name="Index_20_Link" text:visited-style-name="Index_20_Link"><text:span text:style-name="Index_20_Link"><text:span text:style-name="T7">5</text:span></text:span></text:a></text:p>
          <text:p text:style-name="P23"><text:span text:style-name="T7">1.1<text:tab/>Zweck des Dokuments<text:tab/></text:span><text:a xlink:type="simple" xlink:href="#__RefHeading___Toc510509128" text:style-name="Index_20_Link" text:visited-style-name="Index_20_Link"><text:span text:style-name="Index_20_Link"><text:span text:style-name="T7">5</text:span></text:span></text:a></text:p>
          <text:p text:style-name="P23"><text:span text:style-name="T7">1.2<text:tab/>Gültigkeit des Dokuments<text:tab/></text:span><text:a xlink:type="simple" xlink:href="#__RefHeading___Toc510509129" text:style-name="Index_20_Link" text:visited-style-name="Index_20_Link"><text:span text:style-name="Index_20_Link"><text:span text:style-name="T7">5</text:span></text:span></text:a></text:p>
          <text:p text:style-name="P23"><text:span text:style-name="T7">1.3<text:tab/>Begriffsbestimmungen und Abkürzungen<text:tab/></text:span><text:a xlink:type="simple" xlink:href="#__RefHeading___Toc510509130" text:style-name="Index_20_Link" text:visited-style-name="Index_20_Link"><text:span text:style-name="Index_20_Link"><text:span text:style-name="T7">5</text:span></text:span></text:a></text:p>
          <text:p text:style-name="P23"><text:span text:style-name="T7">1.4<text:tab/>Zusammenhang mit anderen Dokumenten<text:tab/></text:span><text:a xlink:type="simple" xlink:href="#__RefHeading___Toc510509131" text:style-name="Index_20_Link" text:visited-style-name="Index_20_Link"><text:span text:style-name="Index_20_Link"><text:span text:style-name="T7">5</text:span></text:span></text:a></text:p>
          <text:p text:style-name="P23"><text:span text:style-name="T7">1.5<text:tab/>Überblick über das Dokument<text:tab/></text:span><text:a xlink:type="simple" xlink:href="#__RefHeading___Toc510509132" text:style-name="Index_20_Link" text:visited-style-name="Index_20_Link"><text:span text:style-name="Index_20_Link"><text:span text:style-name="T7">6</text:span></text:span></text:a></text:p>
          <text:p text:style-name="P26"><text:span text:style-name="T7">2<text:tab/>Allgemeine Beschreibung des Produkts<text:tab/></text:span><text:a xlink:type="simple" xlink:href="#__RefHeading___Toc510509133" text:style-name="Index_20_Link" text:visited-style-name="Index_20_Link"><text:span text:style-name="Index_20_Link"><text:span text:style-name="T7">7</text:span></text:span></text:a></text:p>
          <text:p text:style-name="P23"><text:span text:style-name="T7">2.1<text:tab/>Zusammenhang mit bereits laufenden Projekten<text:tab/></text:span><text:a xlink:type="simple" xlink:href="#__RefHeading___Toc510509134" text:style-name="Index_20_Link" text:visited-style-name="Index_20_Link"><text:span text:style-name="Index_20_Link"><text:span text:style-name="T7">7</text:span></text:span></text:a></text:p>
          <text:p text:style-name="P23"><text:span text:style-name="T7">2.2<text:tab/>Zusammenhang mit Vorgänger- und Nachfolgeprojekten<text:tab/></text:span><text:a xlink:type="simple" xlink:href="#__RefHeading___Toc510509135" text:style-name="Index_20_Link" text:visited-style-name="Index_20_Link"><text:span text:style-name="Index_20_Link"><text:span text:style-name="T7">7</text:span></text:span></text:a></text:p>
          <text:p text:style-name="P23"><text:span text:style-name="T7">2.3<text:tab/>Zweck des Produkts<text:tab/></text:span><text:a xlink:type="simple" xlink:href="#__RefHeading___Toc510509136" text:style-name="Index_20_Link" text:visited-style-name="Index_20_Link"><text:span text:style-name="Index_20_Link"><text:span text:style-name="T7">7</text:span></text:span></text:a></text:p>
          <text:p text:style-name="P23"><text:span text:style-name="T7">2.4<text:tab/>Abgrenzung und Einbettung des Produkts<text:tab/></text:span><text:a xlink:type="simple" xlink:href="#__RefHeading___Toc510509137" text:style-name="Index_20_Link" text:visited-style-name="Index_20_Link"><text:span text:style-name="Index_20_Link"><text:span text:style-name="T7">7</text:span></text:span></text:a></text:p>
          <text:p text:style-name="P23"><text:span text:style-name="T7">2.5<text:tab/>Überblick über die geforderte Funktionalität<text:tab/></text:span><text:a xlink:type="simple" xlink:href="#__RefHeading___Toc510509138" text:style-name="Index_20_Link" text:visited-style-name="Index_20_Link"><text:span text:style-name="Index_20_Link"><text:span text:style-name="T7">7</text:span></text:span></text:a></text:p>
          <text:p text:style-name="P23"><text:span text:style-name="T7">2.6<text:tab/>Allgemeine Einschränkungen<text:tab/></text:span><text:a xlink:type="simple" xlink:href="#__RefHeading___Toc510509139" text:style-name="Index_20_Link" text:visited-style-name="Index_20_Link"><text:span text:style-name="Index_20_Link"><text:span text:style-name="T7">7</text:span></text:span></text:a></text:p>
          <text:p text:style-name="P23"><text:span text:style-name="T7">2.7<text:tab/>Vorgaben zu Hardware und Software<text:tab/></text:span><text:a xlink:type="simple" xlink:href="#__RefHeading___Toc510509140" text:style-name="Index_20_Link" text:visited-style-name="Index_20_Link"><text:span text:style-name="Index_20_Link"><text:span text:style-name="T7">8</text:span></text:span></text:a></text:p>
          <text:p text:style-name="P23"><text:span text:style-name="T7">2.8<text:tab/>Benutzer des Produkts<text:tab/></text:span><text:a xlink:type="simple" xlink:href="#__RefHeading___Toc510509141" text:style-name="Index_20_Link" text:visited-style-name="Index_20_Link"><text:span text:style-name="Index_20_Link"><text:span text:style-name="T7">8</text:span></text:span></text:a></text:p>
          <text:p text:style-name="P26"><text:span text:style-name="T7">3<text:tab/>Detaillierte Beschreibung der geforderten Produktmerkmale<text:tab/></text:span><text:a xlink:type="simple" xlink:href="#__RefHeading___Toc510509142" text:style-name="Index_20_Link" text:visited-style-name="Index_20_Link"><text:span text:style-name="Index_20_Link"><text:span text:style-name="T7">9</text:span></text:span></text:a></text:p>
          <text:p text:style-name="P23"><text:span text:style-name="T7">3.1<text:tab/>Lieferumfang<text:tab/></text:span><text:a xlink:type="simple" xlink:href="#__RefHeading___Toc510509143" text:style-name="Index_20_Link" text:visited-style-name="Index_20_Link"><text:span text:style-name="Index_20_Link"><text:span text:style-name="T7">9</text:span></text:span></text:a></text:p>
          <text:p text:style-name="P23"><text:span text:style-name="T7">3.2<text:tab/>Abläufe (Szenarien) von Interaktionen mit der Umgebung<text:tab/></text:span><text:a xlink:type="simple" xlink:href="#__RefHeading___Toc510509144" text:style-name="Index_20_Link" text:visited-style-name="Index_20_Link"><text:span text:style-name="Index_20_Link"><text:span text:style-name="T7">9</text:span></text:span></text:a></text:p>
          <text:p text:style-name="P23"><text:span text:style-name="T7">3.3<text:tab/>Ziele des Benutzers<text:tab/></text:span><text:a xlink:type="simple" xlink:href="#__RefHeading___Toc510509145" text:style-name="Index_20_Link" text:visited-style-name="Index_20_Link"><text:span text:style-name="Index_20_Link"><text:span text:style-name="T7">10</text:span></text:span></text:a></text:p>
          <text:p text:style-name="P23"><text:span text:style-name="T7">3.4<text:tab/>Geforderte Funktionen des Produkts<text:tab/></text:span><text:a xlink:type="simple" xlink:href="#__RefHeading___Toc510509146" text:style-name="Index_20_Link" text:visited-style-name="Index_20_Link"><text:span text:style-name="Index_20_Link"><text:span text:style-name="T7">10</text:span></text:span></text:a></text:p>
          <text:p text:style-name="P24"><text:span text:style-name="T7">3.4.1<text:tab/>&lt;Funktion Bezeichnung a&gt;<text:tab/></text:span><text:a xlink:type="simple" xlink:href="#__RefHeading___Toc510509147" text:style-name="Index_20_Link" text:visited-style-name="Index_20_Link"><text:span text:style-name="Index_20_Link"><text:span text:style-name="T7">11</text:span></text:span></text:a></text:p>
          <text:p text:style-name="P41"><text:span text:style-name="T7">3.4.1.1<text:tab/>Wirkungsweise von &lt;Funktion Bezeichnung a&gt;<text:tab/></text:span><text:a xlink:type="simple" xlink:href="#__RefHeading___Toc510509148" text:style-name="Index_20_Link" text:visited-style-name="Index_20_Link"><text:span text:style-name="Index_20_Link"><text:span text:style-name="T7">11</text:span></text:span></text:a></text:p>
          <text:p text:style-name="P41"><text:span text:style-name="T7">3.4.1.2<text:tab/>Abhängigkeiten / Randbedingungen<text:tab/></text:span><text:a xlink:type="simple" xlink:href="#__RefHeading___Toc510509149" text:style-name="Index_20_Link" text:visited-style-name="Index_20_Link"><text:span text:style-name="Index_20_Link"><text:span text:style-name="T7">11</text:span></text:span></text:a></text:p>
          <text:p text:style-name="P24"><text:span text:style-name="T7">3.4.2<text:tab/>&lt;Funktion Bezeichnung b&gt;<text:tab/></text:span><text:a xlink:type="simple" xlink:href="#__RefHeading___Toc510509150" text:style-name="Index_20_Link" text:visited-style-name="Index_20_Link"><text:span text:style-name="Index_20_Link"><text:span text:style-name="T7">11</text:span></text:span></text:a></text:p>
          <text:p text:style-name="P23"><text:span text:style-name="T7">3.5<text:tab/>Externe Schnittstellen des Produkts<text:tab/></text:span><text:a xlink:type="simple" xlink:href="#__RefHeading___Toc510509151" text:style-name="Index_20_Link" text:visited-style-name="Index_20_Link"><text:span text:style-name="Index_20_Link"><text:span text:style-name="T7">11</text:span></text:span></text:a></text:p>
          <text:p text:style-name="P24"><text:span text:style-name="T7">3.5.1<text:tab/>Benutzerschnittstellen (User Interfaces)<text:tab/></text:span><text:a xlink:type="simple" xlink:href="#__RefHeading___Toc510509152" text:style-name="Index_20_Link" text:visited-style-name="Index_20_Link"><text:span text:style-name="Index_20_Link"><text:span text:style-name="T7">12</text:span></text:span></text:a></text:p>
          <text:p text:style-name="P24"><text:span text:style-name="T7">3.5.2<text:tab/>Systemschnittstellen<text:tab/></text:span><text:a xlink:type="simple" xlink:href="#__RefHeading___Toc510509153" text:style-name="Index_20_Link" text:visited-style-name="Index_20_Link"><text:span text:style-name="Index_20_Link"><text:span text:style-name="T7">12</text:span></text:span></text:a></text:p>
          <text:p text:style-name="P41"><text:span text:style-name="T7">3.5.2.1<text:tab/>&lt;Schnittstelle a&gt;<text:tab/></text:span><text:a xlink:type="simple" xlink:href="#__RefHeading___Toc510509154" text:style-name="Index_20_Link" text:visited-style-name="Index_20_Link"><text:span text:style-name="Index_20_Link"><text:span text:style-name="T7">12</text:span></text:span></text:a></text:p>
          <text:p text:style-name="P41"><text:span text:style-name="T7">3.5.2.2<text:tab/>&lt;Schnittstelle b&gt;<text:tab/></text:span><text:a xlink:type="simple" xlink:href="#__RefHeading___Toc510509155" text:style-name="Index_20_Link" text:visited-style-name="Index_20_Link"><text:span text:style-name="Index_20_Link"><text:span text:style-name="T7">12</text:span></text:span></text:a></text:p>
          <text:p text:style-name="P23"><text:span text:style-name="T7">3.6<text:tab/>Sonstige geforderte Produktmerkmale<text:tab/></text:span><text:a xlink:type="simple" xlink:href="#__RefHeading___Toc510509156" text:style-name="Index_20_Link" text:visited-style-name="Index_20_Link"><text:span text:style-name="Index_20_Link"><text:span text:style-name="T7">13</text:span></text:span></text:a></text:p>
          <text:p text:style-name="P24"><text:span text:style-name="T7">3.6.1<text:tab/>Geschwindigkeitsmerkmale (Performance)<text:tab/></text:span><text:a xlink:type="simple" xlink:href="#__RefHeading___Toc510509157" text:style-name="Index_20_Link" text:visited-style-name="Index_20_Link"><text:span text:style-name="Index_20_Link"><text:span text:style-name="T7">13</text:span></text:span></text:a></text:p>
          <text:p text:style-name="P24"><text:span text:style-name="T7">3.6.2<text:tab/>Ressourcenmerkmale (Resource)<text:tab/></text:span><text:a xlink:type="simple" xlink:href="#__RefHeading___Toc510509158" text:style-name="Index_20_Link" text:visited-style-name="Index_20_Link"><text:span text:style-name="Index_20_Link"><text:span text:style-name="T7">13</text:span></text:span></text:a></text:p>
          <text:p text:style-name="P24"><text:span text:style-name="T7">3.6.3<text:tab/>Schutzmerkmale (Security)<text:tab/></text:span><text:a xlink:type="simple" xlink:href="#__RefHeading___Toc510509159" text:style-name="Index_20_Link" text:visited-style-name="Index_20_Link"><text:span text:style-name="Index_20_Link"><text:span text:style-name="T7">13</text:span></text:span></text:a></text:p>
          <text:p text:style-name="P24"><text:span text:style-name="T7">3.6.4<text:tab/>Sicherheitsmerkmale (Safety)<text:tab/></text:span><text:a xlink:type="simple" xlink:href="#__RefHeading___Toc510509160" text:style-name="Index_20_Link" text:visited-style-name="Index_20_Link"><text:span text:style-name="Index_20_Link"><text:span text:style-name="T7">13</text:span></text:span></text:a></text:p>
          <text:p text:style-name="P24"><text:span text:style-name="T7">3.6.5<text:tab/>Portabilitätsmerkmale (Portability)<text:tab/></text:span><text:a xlink:type="simple" xlink:href="#__RefHeading___Toc510509161" text:style-name="Index_20_Link" text:visited-style-name="Index_20_Link"><text:span text:style-name="Index_20_Link"><text:span text:style-name="T7">14</text:span></text:span></text:a></text:p>
          <text:p text:style-name="P24"><text:span text:style-name="T7">3.6.6<text:tab/>Stabilitätsmerkmale (Reliability)<text:tab/></text:span><text:a xlink:type="simple" xlink:href="#__RefHeading___Toc510509162" text:style-name="Index_20_Link" text:visited-style-name="Index_20_Link"><text:span text:style-name="Index_20_Link"><text:span text:style-name="T7">14</text:span></text:span></text:a></text:p>
          <text:p text:style-name="P24"><text:span text:style-name="T7">3.6.7<text:tab/>Wartungsmerkmale (Maintenance)<text:tab/></text:span><text:a xlink:type="simple" xlink:href="#__RefHeading___Toc510509163" text:style-name="Index_20_Link" text:visited-style-name="Index_20_Link"><text:span text:style-name="Index_20_Link"><text:span text:style-name="T7">14</text:span></text:span></text:a></text:p>
          <text:p text:style-name="P24"><text:span text:style-name="T7">3.6.8<text:tab/>Wiederverwendbarkeitsmerkmale (Reuse)<text:tab/></text:span><text:a xlink:type="simple" xlink:href="#__RefHeading___Toc510509164" text:style-name="Index_20_Link" text:visited-style-name="Index_20_Link"><text:span text:style-name="Index_20_Link"><text:span text:style-name="T7">14</text:span></text:span></text:a></text:p>
          <text:p text:style-name="P24"><text:span text:style-name="T7">3.6.9<text:tab/>Benutzbarkeitsmerkmale (Usability)<text:tab/></text:span><text:a xlink:type="simple" xlink:href="#__RefHeading___Toc510509165" text:style-name="Index_20_Link" text:visited-style-name="Index_20_Link"><text:span text:style-name="Index_20_Link"><text:span text:style-name="T7">14</text:span></text:span></text:a></text:p>
          <text:p text:style-name="P25"><text:span text:style-name="T7">3.6.10<text:tab/>Umweltaspekte (Environment)<text:tab/></text:span><text:a xlink:type="simple" xlink:href="#__RefHeading___Toc510509166" text:style-name="Index_20_Link" text:visited-style-name="Index_20_Link"><text:span text:style-name="Index_20_Link"><text:span text:style-name="T7">14</text:span></text:span></text:a></text:p>
          <text:p text:style-name="P26"><text:soft-page-break/><text:span text:style-name="T7">4<text:tab/>Vorgaben an die Projektabwicklung<text:tab/></text:span><text:a xlink:type="simple" xlink:href="#__RefHeading___Toc510509167" text:style-name="Index_20_Link" text:visited-style-name="Index_20_Link"><text:span text:style-name="Index_20_Link"><text:span text:style-name="T7">15</text:span></text:span></text:a></text:p>
          <text:p text:style-name="P23"><text:span text:style-name="T7">4.1<text:tab/>Anforderungen an die Realisierung<text:tab/></text:span><text:a xlink:type="simple" xlink:href="#__RefHeading___Toc510509168" text:style-name="Index_20_Link" text:visited-style-name="Index_20_Link"><text:span text:style-name="Index_20_Link"><text:span text:style-name="T7">15</text:span></text:span></text:a></text:p>
          <text:p text:style-name="P23"><text:span text:style-name="T7">4.2<text:tab/>Fertige und zugekaufte Komponenten<text:tab/></text:span><text:a xlink:type="simple" xlink:href="#__RefHeading___Toc510509169" text:style-name="Index_20_Link" text:visited-style-name="Index_20_Link"><text:span text:style-name="Index_20_Link"><text:span text:style-name="T7">15</text:span></text:span></text:a></text:p>
          <text:p text:style-name="P23"><text:span text:style-name="T7">4.3<text:tab/>Unterauftragnehmer<text:tab/></text:span><text:a xlink:type="simple" xlink:href="#__RefHeading___Toc510509170" text:style-name="Index_20_Link" text:visited-style-name="Index_20_Link"><text:span text:style-name="Index_20_Link"><text:span text:style-name="T7">15</text:span></text:span></text:a></text:p>
          <text:p text:style-name="P23"><text:span text:style-name="T7">4.4<text:tab/>Abnahmebedingungen<text:tab/></text:span><text:a xlink:type="simple" xlink:href="#__RefHeading___Toc510509171" text:style-name="Index_20_Link" text:visited-style-name="Index_20_Link"><text:span text:style-name="Index_20_Link"><text:span text:style-name="T7">16</text:span></text:span></text:a></text:p>
          <text:p text:style-name="P23"><text:span text:style-name="T7">4.5<text:tab/>Lieferbedingungen<text:tab/></text:span><text:a xlink:type="simple" xlink:href="#__RefHeading___Toc510509172" text:style-name="Index_20_Link" text:visited-style-name="Index_20_Link"><text:span text:style-name="Index_20_Link"><text:span text:style-name="T7">16</text:span></text:span></text:a></text:p>
          <text:p text:style-name="P23"><text:span text:style-name="T7">4.6<text:tab/>Anforderungen an den Einsatz<text:tab/></text:span><text:a xlink:type="simple" xlink:href="#__RefHeading___Toc510509173" text:style-name="Index_20_Link" text:visited-style-name="Index_20_Link"><text:span text:style-name="Index_20_Link"><text:span text:style-name="T7">16</text:span></text:span></text:a></text:p>
          <text:p text:style-name="P23"><text:span text:style-name="T7">4.7<text:tab/>Gewährleistung<text:tab/></text:span><text:a xlink:type="simple" xlink:href="#__RefHeading___Toc510509174" text:style-name="Index_20_Link" text:visited-style-name="Index_20_Link"><text:span text:style-name="Index_20_Link"><text:span text:style-name="T7">16</text:span></text:span></text:a></text:p>
          <text:p text:style-name="P26"><text:span text:style-name="T7">5<text:tab/>Verpflichtungen des Auftraggebers<text:tab/></text:span><text:a xlink:type="simple" xlink:href="#__RefHeading___Toc510509175" text:style-name="Index_20_Link" text:visited-style-name="Index_20_Link"><text:span text:style-name="Index_20_Link"><text:span text:style-name="T7">17</text:span></text:span></text:a></text:p>
          <text:p text:style-name="P26"><text:span text:style-name="T7">6<text:tab/>Literaturverweise<text:tab/></text:span><text:a xlink:type="simple" xlink:href="#__RefHeading___Toc510509176" text:style-name="Index_20_Link" text:visited-style-name="Index_20_Link"><text:span text:style-name="Index_20_Link"><text:span text:style-name="T7">18</text:span></text:span></text:a></text:p>
          <text:p text:style-name="P26"><text:span text:style-name="T7">7<text:tab/>Anhang<text:tab/></text:span><text:a xlink:type="simple" xlink:href="#__RefHeading___Toc510509177" text:style-name="Index_20_Link" text:visited-style-name="Index_20_Link"><text:span text:style-name="Index_20_Link"><text:span text:style-name="T7">19</text:span></text:span></text:a></text:p>
        </text:index-body>
      </text:table-of-content>
      <text:p text:style-name="P17"/>
      <text:p text:style-name="P40">Allgemeine Vorbemerkung: Dieses kommentierte Inhaltsverzeichnis eines Pflichtenhefts bezieht sich auf Projekte, die sich schwerpunktmäßig mit SW-Entwicklung beschäftigen.</text:p>
      <text:h text:style-name="Heading_20_1" text:outline-level="1"><text:bookmark text:name="__RefHeading___Toc510509127"/>Einleitung</text:h>
      <text:h text:style-name="Heading_20_2" text:outline-level="2"><text:bookmark text:name="__RefHeading___Toc510509128"/>Zweck des Dokuments</text:h>
      <text:p text:style-name="Standard">Der Zweck des vorliegenden Pflichtenhefts ist eine für die Entwicklung verbindliche und möglichst eindeutige Spezifikation von BOM, einer Management Suite für Unternehmen. In diesem Sinn enthält es die Summe aller aus Projektsicht erforderlichen und akzeptierten Anforderungen an dieses Produkt und die Projektabwicklung.</text:p>
      <text:h text:style-name="Heading_20_2" text:outline-level="2"><text:bookmark text:name="__RefHeading___Toc510509129"/>Gültigkeit des Dokuments</text:h>
      <text:p text:style-name="Standard">Das Pflichtenheft gilt für das gesamte Projekt und alle seine Bestandteile. Änderungen werden regelmäßig durchgeführt und können von allen Beteiligten durchgeführt werden.</text:p>
      <text:h text:style-name="Heading_20_2" text:outline-level="2"><text:bookmark text:name="__RefHeading___Toc510509130"/>Begriffsbestimmungen und Abkürzungen</text:h>
      <text:p text:style-name="Standard">BOM – Die Abkürzung steht für Bundesorganisationsmanagement und wird stellvertretend für das Projekt benutzt.</text:p>
      <text:h text:style-name="Heading_20_2" text:outline-level="2"><text:bookmark text:name="__RefHeading___Toc510509131"/>Zusammenhang mit anderen Dokumenten</text:h>
      <text:p text:style-name="P28"><text:span text:style-name="T14">Derzeit werden zwei Dokumente zur Planung und Verwaltung</text:span> Das erste Dokument, ein Word-Dokument, beinhaltet die Aufgabenstellung sowie die geforderten Spezifikationen des Projektes. Das zweite Dokument, ein Excel-Dokument, beinhaltet Beispiele für die Datenbanktabellen. Jeweilige Dokumente sind auf der Shared zu finden unter den Namen „EA-Rechnung-Bsp.xls“ und „bprojekt.doc“. </text:p>
      <text:h text:style-name="Heading_20_2" text:outline-level="2"><text:bookmark text:name="__RefHeading___Toc510509132"/>Überblick über das Dokument</text:h>
      <text:list xml:id="list8959052859843872243" text:style-name="WW8Num6">
        <text:list-item>
          <text:p text:style-name="P37">Welche Inhalte enthält der Rest des Pflichtenhefts?</text:p>
        </text:list-item>
        <text:list-item>
          <text:p text:style-name="P27">Wie ist das Pflichtenheft aufgebaut?</text:p>
        </text:list-item>
      </text:list>
      <text:h text:style-name="P18" text:outline-level="1"><text:bookmark-start text:name="_Ref398436664"/><text:bookmark-start text:name="__RefHeading___Toc510509133"/><text:bookmark-start text:name="_Ref398436723"/><text:bookmark-start text:name="_Ref398436705"/>Allgemeine Beschreibung des Produkts<text:bookmark-end text:name="_Ref398436664"/><text:bookmark-end text:name="_Ref398436723"/><text:bookmark-end text:name="_Ref398436705"/></text:h>
      <text:p text:style-name="Standard">Das Projekt soll einen PC Client für eine Business Management Suite mit Datenbankverwaltung hervorbringen. Es sollen Buchungen, Einkäufe, Fahrten, etc. gelistet werden.</text:p>
      <text:h text:style-name="Heading_20_2" text:outline-level="2"><text:bookmark text:name="__RefHeading___Toc510509134"/>Zusammenhang mit bereits laufenden Projekten</text:h>
      <text:p text:style-name="P28">Zurzeit gibt es keine zusammenhängenden Projekte.</text:p>
      <text:h text:style-name="Heading_20_2" text:outline-level="2"><text:bookmark text:name="__RefHeading___Toc510509135"/>Zusammenhang mit Vorgänger- und Nachfolgeprojekten</text:h>
      <text:p text:style-name="P28">Im Moment gibt es noch keinen Zusammenhang mit einem Nachfolgeprojekt lediglich die Erweiterung des Programms ist als Option für die Zukunft verfügbar. Vorgängerprojekte gibt es grundsätzlich keine. </text:p>
      <text:h text:style-name="Heading_20_2" text:outline-level="2"><text:bookmark text:name="__RefHeading___Toc510509136"/>Zweck des Produkts</text:h>
      <text:p text:style-name="P3"><text:span text:style-name="T15">Der Zweck des Produkts soll sein, die Verwaltung der finanziellen Angelegenheiten eines Unternehmens wesentlich zu vereinfachen. Ein besonderes Merkmal ist die übersichtliche Oberfläche.</text:span></text:p>
      <text:h text:style-name="Heading_20_2" text:outline-level="2"><text:bookmark text:name="__RefHeading___Toc510509137"/>Abgrenzung und Einbettung des Produkts</text:h>
      <text:p text:style-name="Kommentierter_20_Inhalt">Hier soll die Abgrenzung und Einbettung des zu erstellenden Produkts in seine Umgebung beschrieben werden.</text:p>
      <text:p text:style-name="Kommentierter_20_Inhalt"/>
      <text:p text:style-name="Kommentierter_20_Inhalt">Welche wesentlichen Leistungen soll das zu erstellende Produkt umfassen und welche nicht, bzw. was gehört nicht dazu sondern zur Umgebung?</text:p>
      <text:p text:style-name="Kommentierter_20_Inhalt">Diese Beschreibung der Systemabgrenzung muss konsistent sein mit evtl. vorhandenen übergeordneten Dokumenten.</text:p>
      <text:p text:style-name="Kommentierter_20_Inhalt"/>
      <text:p text:style-name="Kommentierter_20_Inhalt">Sollten für den Fall, dass ein Lastenheft existiert, diesem gegenüber wesentliche Einschränkungen in der Funktionalität vorgenommen werden, so müssen diese hier beschrieben werden.</text:p>
      <text:p text:style-name="Kommentierter_20_Inhalt"/>
      <text:p text:style-name="Kommentierter_20_Inhalt">Welche Beziehungen hat dieses Produkt zu anderen Systemen in seiner Umgebung (z.B.: Handelt es sich um ein unabhängiges System oder ein Subsystem eines größeren Systems; ersetzt es ein bereits bestehendes System?).</text:p>
      <text:p text:style-name="Kommentierter_20_Inhalt">Wenn es sich bei dem zu erstellenden Produkt um ein Subsystem handelt, sollen hier die Grundzüge des übergeordneten Systems sowie die Beziehungen zu den anderen Subsystemen zusammengefasst werden (z.B. in Form eines Blockdiagramms, das die Komponenten, deren Zusammenspiel und die externen Schnittstellen zeigt).</text:p>
      <text:h text:style-name="Heading_20_2" text:outline-level="2"><text:bookmark-start text:name="_Ref398436595"/><text:bookmark-start text:name="__RefHeading___Toc510509138"/><text:bookmark-start text:name="_Ref398436606"/>Überblick über die geforderte Funktionalität<text:bookmark-end text:name="_Ref398436595"/><text:bookmark-end text:name="_Ref398436606"/></text:h>
      <text:p text:style-name="Kommentierter_20_Inhalt">Hier soll ein Überblick darüber gegeben werden, was das zu erstellende Produkt seiner Umgebung gegenüber (z.B. menschlichen Benutzern oder anderen Systemen) leisten soll.</text:p>
      <text:p text:style-name="Kommentierter_20_Inhalt">Diese Beschreibung soll gegenüber der detaillierten Produktbeschreibung in Kap. <text:bookmark-ref text:reference-format="number-no-superior" text:ref-name="_Ref398436624">3</text:bookmark-ref> lediglich einen Überblick vermitteln.</text:p>
      <text:h text:style-name="Heading_20_2" text:outline-level="2"><text:bookmark text:name="__RefHeading___Toc510509139"/>Allgemeine Einschränkungen</text:h>
      <text:p text:style-name="Kommentierter_20_Inhalt">Hier sollen die wesentlichen Vorgaben beschrieben werden, welche die Entwicklung und das Produkt einschränken (z.B. Vorgaben hinsichtlich Schnittstellen, Standards, Methoden).</text:p>
      <text:h text:style-name="Heading_20_2" text:outline-level="2"><text:bookmark text:name="__RefHeading___Toc510509140"/><text:soft-page-break/>Vorgaben zu Hardware und Software</text:h>
      <text:list xml:id="list103235653141291" text:continue-numbering="true" text:style-name="WW8Num6">
        <text:list-item>
          <text:p text:style-name="P37">In welcher HW-Umgebung soll das Zielsystem laufen?</text:p>
        </text:list-item>
        <text:list-item>
          <text:p text:style-name="P37">In welcher SW-Umgebung soll das Zielsystem laufen?</text:p>
        </text:list-item>
        <text:list-item>
          <text:p text:style-name="P37">In welcher HW-Umgebung soll das System entwickelt werden?</text:p>
        </text:list-item>
        <text:list-item>
          <text:p text:style-name="P37">In welcher SW-Umgebung soll das System entwickelt werden (Betriebssysteme, Entwicklungstools, etc.)?</text:p>
        </text:list-item>
      </text:list>
      <text:h text:style-name="Heading_20_2" text:outline-level="2"><text:bookmark text:name="__RefHeading___Toc510509141"/>Benutzer des Produkts</text:h>
      <text:p text:style-name="Kommentierter_20_Inhalt">Hier soll charakterisiert werden, welche Benutzer das zu erstellende Produkt einsetzen werden (z.B. Ausbildung und Vorkenntnisse bei der Anwendung von Software und Computern). </text:p>
      <text:p text:style-name="Kommentierter_20_Inhalt">Dabei ist ggf. zu beachten, dass es verschiedene Benutzerklassen geben kann (z.B. produktive Nutzer und Systemadministratoren; tägliche und fallweise Benutzer).</text:p>
      <text:h text:style-name="P18" text:outline-level="1"><text:bookmark-start text:name="_Ref398436624"/><text:bookmark text:name="__RefHeading___Toc510509142"/>Detaillierte Beschreibung der geforderten Produktmerkmale<text:bookmark-end text:name="_Ref398436624"/></text:h>
      <text:p text:style-name="Kommentierter_20_Inhalt">In diesem Kapitel des Pflichtenhefts müssen die vom Auftraggeber geforderten (vorgeschriebenen) und von der Entwicklung zugesagten Produkteigenschaften definiert sein. Diese Eigenschaften beinhalten alle Funktionen, Schnittstellen und sonstigen Produktmerkmale. Dabei sollten bei der Beschreibung der Eigenschaften einige Punkte beachtet werden:</text:p>
      <text:p text:style-name="P2"/>
      <text:p text:style-name="Kommentierter_20_Inhalt">Jedes geforderte Merkmal sollte:</text:p>
      <text:list xml:id="list103235698466784" text:continue-numbering="true" text:style-name="WW8Num6">
        <text:list-item>
          <text:p text:style-name="P27">eindeutig bezeichnet sein (Bezeichnung / Identifier)</text:p>
        </text:list-item>
        <text:list-item>
          <text:p text:style-name="P27">bei Bedarf priorisiert werden (Priorität / Priority), etwa in Hinsicht auf Ausbaustufen</text:p>
        </text:list-item>
        <text:list-item>
          <text:p text:style-name="P27">die Herkunft der Anforderung beinhalten (Ursprung / Origin), sofern es dabei Unklarheiten geben kann, wer etwas fordert</text:p>
        </text:list-item>
        <text:list-item>
          <text:p text:style-name="P27">sofern ein Lastenheft vorliegt, den Bezug zu den entsprechenden Anforderungen in diesem (möglichst mit Verweis auf eine eindeutige Bezeichnung) beinhalten (Quelle / Source);<text:line-break/>wenn nicht zu allen Anforderungen im Lastenheft Bezüge herstellbar sind (im Falle von Einschränkungen der Funktionalität), so sollten auch Verweise auf solche Anforderungen im Lastenheft mit entsprechenden Hinweisen gemacht werden.</text:p>
        </text:list-item>
      </text:list>
      <text:p text:style-name="Kommentierter_20_Inhalt"/>
      <text:p text:style-name="Kommentierter_20_Inhalt">Jedes geforderte Merkmal sollte so beschrieben sein, dass:</text:p>
      <text:list xml:id="list103236606562275" text:continue-numbering="true" text:style-name="WW8Num6">
        <text:list-item>
          <text:p text:style-name="P27">möglichst geringer Interpretationsspielraum bleibt (Klarheit / Clarity)</text:p>
        </text:list-item>
        <text:list-item>
          <text:p text:style-name="P27">Überprüfbarkeit gegenüber dem fertiggestellten Produkt gegeben ist (gemäß der Frage: Ist das Produkt richtig gemacht?)</text:p>
        </text:list-item>
      </text:list>
      <text:h text:style-name="Heading_20_2" text:outline-level="2"><text:bookmark text:name="__RefHeading___Toc510509143"/>Lieferumfang</text:h>
      <text:p text:style-name="Kommentierter_20_Inhalt">Im Lieferumfang muss eine Liste aller Lieferkomponenten enthalten sein (Produkt und dessen Teilkomponenten, auszuliefernde Projektdokumentation, Benutzerhandbücher, Schulungsunterlagen, Training, Einführungsunterstützung z.B. in Form von „Coaching“, Installationsprozeduren, Migration von Datenbeständen, Benutzer Support in Form von Hotline oder Email, etc. ...).</text:p>
      <text:p text:style-name="Kommentierter_20_Inhalt"/>
      <text:p text:style-name="Kommentierter_20_Inhalt">Jene Komponenten, die nicht das „Produkt im engeren Sinne“ (Programm) darstellen, wie z.B. Benutzerdokumentation, Training usw. sind in diesem Unterkapitel genau zu beschreiben; das „Produkt im engeren Sinne“ wird ausführlich in den folgenden Unterkapiteln beschrieben.</text:p>
      <text:h text:style-name="Heading_20_2" text:outline-level="2"><text:bookmark text:name="__RefHeading___Toc510509144"/>Abläufe (Szenarien) von Interaktionen mit der Umgebung</text:h>
      <text:p text:style-name="Kommentierter_20_Inhalt">Hier sollen typische Abläufe beschrieben werden, wie ein (oder mehrere) Benutzer bzw. ein anderes System in der Umgebung des zu erstellenden Produkts mit diesem interagieren. Solche Abläufe werden oft auch als Szenarien bezeichnet.</text:p>
      <text:p text:style-name="Kommentierter_20_Inhalt">Wenn derartige Szenarien in einem ggf. existierenden Lastenheft bereits ausführlich beschrieben sind, können sie von dort übernommen und vervollständigt werden.</text:p>
      <text:p text:style-name="Kommentierter_20_Inhalt"/>
      <text:p text:style-name="Kommentierter_20_Inhalt">Es ist zwar im Normalfall nicht möglich, alle möglichen Szenarien vollständig zu beschreiben. Allerdings muss eine gewisse Vollständigkeit erreicht werden in bezug auf wichtige Zusammenhänge mit den unten zu beschreibenden Funktionen des zu erstellenden Produkts:</text:p>
      <text:p text:style-name="Kommentierter_20_Inhalt"/>
      <text:list xml:id="list5248463885537576860" text:style-name="WW8Num4">
        <text:list-item>
          <text:p text:style-name="P29">Alle vom Produkt durchzuführenden Aktionen müssen mittels entsprechender Funktionen realisiert werden können. Auf diese sollte so genau wie möglich und explizit verwiesen werden (z.B. durch eine Angabe der Art „durch Funktion &lt;a&gt; in 3.4.x“). Damit soll erreicht werden, dass möglichst keine Funktionen vergessen werden.</text:p>
        </text:list-item>
        <text:list-item>
          <text:p text:style-name="P29">Jede der unten zu beschreibenden Funktionen sollte in mindestens einem Ablauf vorkommen. Damit soll erreicht werden, dass möglichst keine Funktionen gefordert werden, von denen man eigentlich gar nicht weiß, wozu man sie benötigt.</text:p>
        </text:list-item>
      </text:list>
      <text:p text:style-name="Kommentierter_20_Inhalt"/>
      <text:p text:style-name="Kommentierter_20_Inhalt"><text:soft-page-break/>Analog dazu wird empfohlen, bei allen von Benutzern oder anderen Systemen in der Umgebung durchzuführenden Aktionen Verweise auf die entsprechenden unten zu beschreibenden Schnittstellen zu verweisen.</text:p>
      <text:p text:style-name="Kommentierter_20_Inhalt"/>
      <text:p text:style-name="Kommentierter_20_Inhalt">Ebenso muss eine gewisse Vollständigkeit erreicht werden in bezug auf wichtige Zusammenhänge mit den unten zu beschreibenden Zielen des Benutzers:</text:p>
      <text:p text:style-name="Kommentierter_20_Inhalt"/>
      <text:list xml:id="list3769560537655780359" text:style-name="WW8Num5">
        <text:list-item>
          <text:p text:style-name="P30">Alle Szenarien sollten ein oder mehrere Ziele verfolgen. Wenn ein solches nicht unmittelbar selbstverständlich ist (etwa bei einfachen und kurzen Szenarien), dann sollte so genau wie möglich und explizit verwiesen werden. Dadurch wird das Verständnis der Szenarien erleichtert.</text:p>
        </text:list-item>
        <text:list-item>
          <text:p text:style-name="P30">Jedes der unten zu beschreibenden Ziele des Benutzers sollte durch mindestens einen Ablauf erreicht werden können. Dadurch soll erkennbar sein, dass diese Ziele mit Hilfe des zu erstellenden Produkts auch erfüllbar sind.</text:p>
        </text:list-item>
      </text:list>
      <text:h text:style-name="Heading_20_2" text:outline-level="2"><text:bookmark text:name="__RefHeading___Toc510509145"/>Ziele des Benutzers</text:h>
      <text:p text:style-name="Kommentierter_20_Inhalt">Hier sollen alle Ziele des Benutzers beschrieben werden, welche durch die in den Szenarien oben beschriebenen Interaktionen mit dem Produkt erreicht werden (z.B. wird durch die Interaktionen mit einem Geldausgabeautomaten im Normalfall das Ziel des Benutzers erfüllt, dass er (mehr) Bargeld hat.). Dadurch wird das Verständnis der Szenarien erleichtert.</text:p>
      <text:p text:style-name="Kommentierter_20_Inhalt">Im allgemeinen ist es möglich, dass zur Erfüllung eines Zieles mehrere Szenarien geeignet sind bzw. durch einen solchen Ablauf mehrere Ziele erfüllt werden. In jedem Fall sollte so genau wie möglich und explizit auf die entsprechenden Szenarien verwiesen werden.</text:p>
      <text:p text:style-name="Kommentierter_20_Inhalt"/>
      <text:p text:style-name="Kommentierter_20_Inhalt">In manchen Fällen kann es sinnvoll sein, auch allgemeiner die Ziele des Auftraggebers zu untersuchen, die über diese unmittelbaren Ziele des Benutzers hinausgehen. Da solche Ziele aber nicht so viel mit den Szenarien zu tun haben, sollten sie getrennt in einem eigenen Unterkapitel bzw. einem Anhang beschrieben werden. Wenn es dadurch ggf. zu Problemen mit dem Auftraggeber kommen könnte, sollten solche Ziele gar nicht im Pflichtenheft beschrieben werden.</text:p>
      <text:h text:style-name="Heading_20_2" text:outline-level="2"><text:bookmark text:name="__RefHeading___Toc510509146"/>Geforderte Funktionen des Produkts</text:h>
      <text:p text:style-name="Kommentierter_20_Inhalt">Hier muss detailliert beschrieben werden, was das zu erstellende Produkt leisten soll (es geht dabei um eine Beschreibung aus Sicht der Reaktionen des Systems, wobei die Anforderungen aus den Abläufen abgebildet werden müssen). </text:p>
      <text:p text:style-name="Kommentierter_20_Inhalt"/>
      <text:p text:style-name="Kommentierter_20_Inhalt">Diese Beschreibung muss mit dem Überblick über die geforderte Funktionalität (in Kap. <text:bookmark-ref text:reference-format="number-no-superior" text:ref-name="_Ref398436664">2</text:bookmark-ref>) übereinstimmen.</text:p>
      <text:p text:style-name="Kommentierter_20_Inhalt"/>
      <text:p text:style-name="Kommentierter_20_Inhalt">Für die Beschreibung eignet sich üblicherweise eine hierarchische Gliederung der Funktionen (Funktionsbaum). Für die hierarchische Gliederung bieten sich grundsätzlich zwei Arten an:</text:p>
      <text:p text:style-name="Kommentierter_20_Inhalt"/>
      <text:list xml:id="list4405352802097184380" text:style-name="WW8Num3">
        <text:list-item>
          <text:p text:style-name="P31">Wenn auf allen Ebenen konkrete Funktionen beschrieben werden, geht es darum, die Teilfunktionen den übergeordneten zusammengesetzten Funktionen zuzuordnen.<text:line-break/>(z.B. setzt sich die konkrete Funktion „Identifizierung eines Bankkunden“ (unter anderem) aus den konkreten Funktionen „Aufforderung zum Eingeben eines Codes“ und „Überprüfen eines eingegebenen Codes“ zusammen.)</text:p>
        </text:list-item>
      </text:list>
      <text:p text:style-name="P39"/>
      <text:list xml:id="list103235755749532" text:continue-numbering="true" text:style-name="WW8Num3">
        <text:list-item>
          <text:p text:style-name="P31">Wenn nur auf unterster Ebene konkrete Funktionen beschrieben werden, dann geht es darum, Klassen solcher Funktionen zu definieren und die konkreten Funktionen den entsprechenden Klassen zuzuordnen.<text:line-break/>(z.B. enthält die Klasse von „Funktionen zur Identifizierung eines Bankkunden“ durch einen Bankomaten die konkreten Funktionen „Aufforderung zum Eingeben eines Codes“ und „Überprüfen eines eingegebenen Codes“.)</text:p>
        </text:list-item>
      </text:list>
      <text:p text:style-name="Kommentierter_20_Inhalt"/>
      <text:p text:style-name="P32"><text:soft-page-break/>Wenn eine zusammengesetzte Funktion (wie in diesem Beispiel „Identifizierung eines Bankkunden“) bei Ihrer Durchführung Interaktionen mit dem Benutzer erfordert (hier das Eingeben des Codes), dann ist es möglicherweise günstiger, die hierarchische Gliederung gemäß der zweiten Art mittels Klassen von Funktionen durchzuführen. In diesem Fall sollte jede solche Klasse (im Beispiel „Funktionen zur Identifizierung eines Bankkunden“) einen eigenen Unterabschnitt des Dokuments ausmachen, in dem die zugehörigen konkreten Funktionen beschrieben werden. Grundsätzlich ist es auch möglich und oft sinnvoll, zu solchen Klassen von Funktionen speziellere Unterklassen zu definieren, um eine tiefergehende hierarchische Gliederung zu erreichen.</text:p>
      <text:p text:style-name="Kommentierter_20_Inhalt"/>
      <text:p text:style-name="Kommentierter_20_Inhalt">Jede Beschreibung einer konkreten Funktion muss eine eindeutige Bezeichnung, eine Beschreibung (Wirkungsweise nach außen) und, falls vorhanden, Abhängigkeiten und Randbedingungen enthalten.</text:p>
      <text:p text:style-name="P2"/>
      <text:h text:style-name="Heading_20_3" text:outline-level="3"><text:bookmark text:name="__RefHeading___Toc510509147"/>&lt;Funktion Bezeichnung a&gt;</text:h>
      <text:p text:style-name="Kommentierter_20_Inhalt">Jede Funktion muss eine eindeutige Bezeichnung haben. Diese Bezeichnung sollte im Lebenslauf des Projekts (also Entwurf, Realisierung, usw.) wiedergefunden werden. </text:p>
      <text:h text:style-name="Heading_20_4" text:outline-level="4"><text:bookmark text:name="__RefHeading___Toc510509148"/>Wirkungsweise von &lt;Funktion Bezeichnung a&gt;</text:h>
      <text:p text:style-name="Kommentierter_20_Inhalt">Hier muss die Wirkungsweise der Funktion beschrieben werden, im Sinne des Effekts, den das zu erstellende Produkt mittels dieser Funktion auf seine Umgebung hat. Dies sollte in jedem Fall so detailliert geschehen, dass nur eine (1) Interpretation der Wirkungsweise der Funktion möglich ist.</text:p>
      <text:h text:style-name="Heading_20_4" text:outline-level="4"><text:bookmark text:name="__RefHeading___Toc510509149"/>Abhängigkeiten / Randbedingungen</text:h>
      <text:p text:style-name="Kommentierter_20_Inhalt">Alle ggf. existierenden Abhängigkeiten bzw. Zusammenhänge mit anderen Funktionen müssen hier festgehalten werden. Damit soll erreicht werden, dass bei Änderungen einer hier beschriebenen Funktion auch diese abhängigen Funktionen gezielt betrachtet werden können. Darüber hinaus sollen ev. Redundanzen bzw. insbesondere Widersprüche vermieden werden.</text:p>
      <text:p text:style-name="Kommentierter_20_Inhalt"/>
      <text:p text:style-name="Kommentierter_20_Inhalt">Sollte es zu einer hier beschriebenen Funktion wesentliche Randbedingungen geben (wie z.B. bezüglich der Geschwindigkeit des Produkts bei deren Erfüllung, dann müssen diese unten bei den sonstigen Produktmerkmalen beschrieben und von hier aus referenziert werden (z.B. mit einem Verweis auf das entsprechende Geschwindigkeitsmerkmal).</text:p>
      <text:p text:style-name="Kommentierter_20_Inhalt"/>
      <text:h text:style-name="Heading_20_3" text:outline-level="3"><text:bookmark text:name="__RefHeading___Toc510509150"/>&lt;Funktion Bezeichnung b&gt;</text:h>
      <text:p text:style-name="Kommentierter_20_Inhalt">....</text:p>
      <text:h text:style-name="Heading_20_2" text:outline-level="2"><text:bookmark text:name="__RefHeading___Toc510509151"/>Externe Schnittstellen des Produkts</text:h>
      <text:p text:style-name="Kommentierter_20_Inhalt">Hier müssen alle Benutzerschnittstellen und alle Schnittstellen des zu erstellenden Produkts zu Systemen in seiner Umgebung beschrieben werden.</text:p>
      <text:p text:style-name="Kommentierter_20_Inhalt">Eine Ausnahme bilden Projekte, die nach der <text:s/>Prototypingmethode von SEM abgewickelt werden: In ihnen kann auf die detaillierte Beschreibung der Benutzerschnittstellen im Pflichtenheft verzichtet werden, da deren Detailgestaltung an den entstehenden Prototypen eingesehen und überprüft werden kann (setzt aber eine laufende Validierung der Prototypausgabestände voraus).</text:p>
      <text:p text:style-name="P34"><text:s/></text:p>
      <text:p text:style-name="Kommentierter_20_Inhalt">Das externe Verhalten im Sinne der Interaktionen des zu erstellenden Produkts mit seiner Umgebung sollte bereits oben in Form von Szenarien beschrieben sein. Hier geht es primär darum zu beschreiben, wie die konkreten Schnittstellen aussehen und funktionieren.</text:p>
      <text:h text:style-name="Heading_20_3" text:outline-level="3"><text:bookmark text:name="__RefHeading___Toc510509152"/>Benutzerschnittstellen (User Interfaces)</text:h>
      <text:p text:style-name="Kommentierter_20_Inhalt">Hier muss beschrieben werden, in welcher Form das Produkt mit den Benutzern kommuniziert. Bei Anwendungen mit graphischem User Interface sollte sich die Gliederung an dessen sichtbaren Elementen orientieren.</text:p>
      <text:p text:style-name="Kommentierter_20_Inhalt">Für die Beschreibung der Benutzerschnittstellen empfiehlt sich eine Aufteilung in einen allgemeinen Teil mit Hinweisen auf den generellen Aufbau der Benutzerschnittstelle (z.B. „Aufteilung in Menü/Bild/Statuszeile“, „wie sind Help-Seiten aufgebaut?“, „Verwendung von <text:soft-page-break/>OK/Abbruchbutton“ usw.) und in spezielle Teilbeschreibungen mit den einzelnen Teilen der Benutzerschnittstelle (z.B. Eingabemasken, Menüs, usw.).</text:p>
      <text:p text:style-name="Kommentierter_20_Inhalt">Es sollte hier allerdings nicht beschrieben werden, wie die Benutzerschnittstelle intern realisiert wird. Etwaige Vorgaben des Aufraggebers bezüglich zu verwendender Bibliotheken oder „GUI Builder“ sollten unten in Kap. <text:bookmark-ref text:reference-format="number-no-superior" text:ref-name="_Ref398436685">4</text:bookmark-ref> beschrieben werden.</text:p>
      <text:p text:style-name="Kommentierter_20_Inhalt"/>
      <text:p text:style-name="Kommentierter_20_Inhalt">Außerdem können hier Verweise auf Prototypen oder Lösungsstudien stehen (immer häufiger werden Benutzerschnittstellen ja nicht „auf dem Papier“ definiert).</text:p>
      <text:p text:style-name="Kommentierter_20_Inhalt"/>
      <text:p text:style-name="Kommentierter_20_Inhalt">Beispiele dafür, was zu beschreiben ist:</text:p>
      <text:list xml:id="list103235224056318" text:continue-list="list103236606562275" text:style-name="WW8Num6">
        <text:list-item>
          <text:p text:style-name="P27">Eingabedaten</text:p>
        </text:list-item>
        <text:list-item>
          <text:p text:style-name="P27">Dialog, Benutzerführung</text:p>
        </text:list-item>
        <text:list-item>
          <text:p text:style-name="P27">Kommandos, Steuerparameter</text:p>
        </text:list-item>
        <text:list-item>
          <text:p text:style-name="P27">Menüs</text:p>
        </text:list-item>
        <text:list-item>
          <text:p text:style-name="P27">Eingabemasken</text:p>
        </text:list-item>
        <text:list-item>
          <text:p text:style-name="P27">Grafik</text:p>
        </text:list-item>
        <text:list-item>
          <text:p text:style-name="P27">Ausgabedaten</text:p>
        </text:list-item>
        <text:list-item>
          <text:p text:style-name="P27">Protokolle, Listen</text:p>
        </text:list-item>
        <text:list-item>
          <text:p text:style-name="P27">Betriebsmeldungen</text:p>
        </text:list-item>
        <text:list-item>
          <text:p text:style-name="P27">Fehlerreaktionen</text:p>
        </text:list-item>
        <text:list-item>
          <text:p text:style-name="P27">Helptexte</text:p>
        </text:list-item>
        <text:list-item>
          <text:p text:style-name="P27">Bedienelemente (Anordnung, Funktion)</text:p>
        </text:list-item>
        <text:list-item>
          <text:p text:style-name="P27">Anzeigen und Signalisierung (Anordnung, Funktion)</text:p>
        </text:list-item>
      </text:list>
      <text:h text:style-name="Heading_20_3" text:outline-level="3"><text:bookmark text:name="__RefHeading___Toc510509153"/>Systemschnittstellen</text:h>
      <text:p text:style-name="Kommentierter_20_Inhalt">Hier müssen alle Schnittstellen zu Software- und Hardwaresystemen beschrieben werden, mit denen das zu erstellenden Produkt kommunizieren wird. Wesentlich dabei ist, dass jede solche Systemschnittstelle neben einer entsprechenden Bezeichnung auch eine Beschreibung der Kommunikationsart, des Datenformats und anderer Details enthält.</text:p>
      <text:p text:style-name="P2"/>
      <text:p text:style-name="Kommentierter_20_Inhalt">Ein grober Überblick sollte bereits in Kap. <text:bookmark-ref text:reference-format="number-no-superior" text:ref-name="_Ref398436705">2</text:bookmark-ref> dargestellt sein. Falls dieser aufgrund der Komplexität der Systemschnittstellen für deren genaues Verständnis nicht ausreichen, muss hier noch eine detailliertere Übersicht gegeben werden. In jedem Fall muss gewährleistet sein, dass die Zusammenhänge der im folgenden beschriebenen einzelnen Schnittstellen klar werden.</text:p>
      <text:h text:style-name="Heading_20_4" text:outline-level="4"><text:bookmark text:name="__RefHeading___Toc510509154"/>&lt;Schnittstelle a&gt;</text:h>
      <text:list xml:id="list103236602338771" text:continue-numbering="true" text:style-name="WW8Num6">
        <text:list-item>
          <text:p text:style-name="P27">Syntax/Semantik der Daten der Schnittstelle</text:p>
        </text:list-item>
        <text:list-item>
          <text:p text:style-name="P27">Datenformat</text:p>
        </text:list-item>
        <text:list-item>
          <text:p text:style-name="P27">Programmschnittstelle</text:p>
        </text:list-item>
        <text:list-item>
          <text:p text:style-name="P27">Übertragungsprotokolle</text:p>
        </text:list-item>
        <text:list-item>
          <text:p text:style-name="P27">Datenraten</text:p>
        </text:list-item>
      </text:list>
      <text:h text:style-name="Heading_20_4" text:outline-level="4"><text:bookmark text:name="__RefHeading___Toc510509155"/>&lt;Schnittstelle b&gt;</text:h>
      <text:p text:style-name="Kommentierter_20_Inhalt">....</text:p>
      <text:h text:style-name="Heading_20_2" text:outline-level="2"><text:bookmark text:name="__RefHeading___Toc510509156"/>Sonstige geforderte Produktmerkmale</text:h>
      <text:p text:style-name="Kommentierter_20_Inhalt">Es geht hier um weitere Produktmerkmale (oft auch als Qualitätsmerkmale / Umweltaspekte bezeichnet), die das Produkt genauer kennzeichnen und über Funktionen und Schnittstellen hinausgehen (alle zusätzlich zu erfüllenden Anforderungen). Um zu entscheiden, was hier wirklich niedergeschrieben werden muss, sollte man die unterschiedlichen Gründe für eine Beschreibung bedenken:</text:p>
      <text:list xml:id="list103236616416567" text:continue-numbering="true" text:style-name="WW8Num6">
        <text:list-item>
          <text:p text:style-name="P27">Explizite Anforderungen des Auftraggebers, deren Erfüllung hier versprochen wird.</text:p>
        </text:list-item>
        <text:list-item>
          <text:p text:style-name="P27">Weitere wichtige Produktmerkmale, auch wenn sie nicht explizit gefordert wurden (dies dient ganz wesentlich zur Absicherung beider Seiten, um Fehlinterpretationen und falsche <text:soft-page-break/>Hoffnungen zu vermeiden): Die wenigsten Dinge sind wirklich so „selbstverständlich“, wie man es sich in der eigenen Sichtweise vorstellt.</text:p>
        </text:list-item>
      </text:list>
      <text:p text:style-name="Kommentierter_20_Inhalt"/>
      <text:p text:style-name="Kommentierter_20_Inhalt">Falls zu einem Teilkapitel keine Anforderungen vorliegen, so soll dies ebenfalls dokumentiert werden (z.B. „Keine besonderen Sicherheitsmerkmale gefordert“).</text:p>
      <text:h text:style-name="Heading_20_3" text:outline-level="3"><text:bookmark text:name="__RefHeading___Toc510509157"/>Geschwindigkeitsmerkmale (Performance)</text:h>
      <text:p text:style-name="Kommentierter_20_Inhalt">Hier werden jene Eigenschaften beschrieben, welche die Geschwindigkeit des Produkts definieren (geforderte Werte). Dabei sind Standardformulierungen wie „rasche Antwortzeiten werden gefordert“ zu vermeiden. Vielmehr sind exakte Werte einzusetzen.</text:p>
      <text:p text:style-name="Kommentierter_20_Inhalt">Einige Beispiele für Geschwindigkeitsmerkmale sind:</text:p>
      <text:list xml:id="list103234992444017" text:continue-numbering="true" text:style-name="WW8Num6">
        <text:list-item>
          <text:p text:style-name="P27">RealTime, Time-Sharing, Batch</text:p>
        </text:list-item>
        <text:list-item>
          <text:p text:style-name="P27">Reaktionszeiten/Antwortzeiten</text:p>
        </text:list-item>
        <text:list-item>
          <text:p text:style-name="P27">Anlaufzeiten</text:p>
        </text:list-item>
        <text:list-item>
          <text:p text:style-name="P27">Durchsatzrate</text:p>
        </text:list-item>
        <text:list-item>
          <text:p text:style-name="P27">Belegungsdauer</text:p>
        </text:list-item>
      </text:list>
      <text:h text:style-name="Heading_20_3" text:outline-level="3"><text:bookmark text:name="__RefHeading___Toc510509158"/>Ressourcenmerkmale (Resource)</text:h>
      <text:p text:style-name="Kommentierter_20_Inhalt">Hier werden Merkmale beschrieben, die angeben, mit welchem Bedarf an Ressourcen das zu erstellende Produkt auskommen muss. </text:p>
      <text:p text:style-name="Kommentierter_20_Inhalt">Dabei sind unexakte Formulierungen (siehe oben) zu vermeiden (Interpretationsspielraum!)</text:p>
      <text:p text:style-name="Kommentierter_20_Inhalt">Einige Beispiele für Ressourcenmerkmale sind:</text:p>
      <text:list xml:id="list103236552569675" text:continue-numbering="true" text:style-name="WW8Num6">
        <text:list-item>
          <text:p text:style-name="P27">Datenmengen</text:p>
        </text:list-item>
        <text:list-item>
          <text:p text:style-name="P27">CPU-Bedarf</text:p>
        </text:list-item>
        <text:list-item>
          <text:p text:style-name="P27">CPU-Auslastung</text:p>
        </text:list-item>
        <text:list-item>
          <text:p text:style-name="P27">Hauptspeicher</text:p>
        </text:list-item>
        <text:list-item>
          <text:p text:style-name="P27">Peripheriespeicher</text:p>
        </text:list-item>
        <text:list-item>
          <text:p text:style-name="P27">Peripheriegeräte</text:p>
        </text:list-item>
        <text:list-item>
          <text:p text:style-name="P27">Ausgabemenge (z.B. Papier)</text:p>
        </text:list-item>
        <text:list-item>
          <text:p text:style-name="P27">Benötigtes Bedienpersonal (läuft das System unbedient oder muss jemand eventuelle Meldungen beantworten?)</text:p>
        </text:list-item>
      </text:list>
      <text:h text:style-name="Heading_20_3" text:outline-level="3"><text:bookmark text:name="__RefHeading___Toc510509159"/>Schutzmerkmale (Security)</text:h>
      <text:p text:style-name="Kommentierter_20_Inhalt">Hier müssen jene Merkmale beschrieben werden, die dem Schutz des Produkts gegen Eingriffe von außen dienen (gegen unberechtigten Zugriff, Integritätsverletzungen durch gleichzeitigen Dateizugriff, Einschränkungen der Lesezugriffe, Virenschutz usw.).</text:p>
      <text:h text:style-name="Heading_20_3" text:outline-level="3"><text:bookmark text:name="__RefHeading___Toc510509160"/>Sicherheitsmerkmale (Safety)</text:h>
      <text:p text:style-name="Kommentierter_20_Inhalt">Hier müssen alle Eigenschaften festgehalten werden, die der Sicherheit dienen. Damit sind jene Merkmale gemeint, welche die Schadensmöglichkeit nach einem Softwarefehler oder Systemausfall begrenzen. Dazu dienen z.B. alle Formen der Datensicherung oder Fehleraufsetzverhalten. Die Überlegungen zu Sicherheitsmerkmalen können hilfreich dabei sein, kritische Softwareteile zu identifizieren.</text:p>
      <text:h text:style-name="Heading_20_3" text:outline-level="3"><text:bookmark text:name="__RefHeading___Toc510509161"/>Portabilitätsmerkmale (Portability)</text:h>
      <text:p text:style-name="Kommentierter_20_Inhalt">Hier müssen ggf. alle Merkmale stehen, die eine Adaptierung oder Portierung des Produkts unterstützen, z.B. GUI-Tools, ANSI-C, oder ähnliches. Außerdem sollte - falls gefordert - auch auf alle Punkte, die bei einer Portierung oder Adaptierung von Interesse sind, explizit hingewiesen werden.</text:p>
      <text:h text:style-name="Heading_20_3" text:outline-level="3"><text:bookmark text:name="__RefHeading___Toc510509162"/>Stabilitätsmerkmale (Reliability)</text:h>
      <text:p text:style-name="Kommentierter_20_Inhalt">Hier müssen ggf. Eigenschaften definiert werden, die Aussagen über die Zuverlässigkeit und Verfügbarkeit des Produkts ermöglichen. Dies können z.B. sein: Ausfallzeiten in Minuten/Jahr, mittlere Zeit zwischen dem Auftreten von Softwarefehlern (MTBF = <text:span text:style-name="T13">MeanTime Between Failure</text:span>).</text:p>
      <text:h text:style-name="Heading_20_3" text:outline-level="3"><text:bookmark text:name="__RefHeading___Toc510509163"/><text:soft-page-break/>Wartungsmerkmale (Maintenance)</text:h>
      <text:p text:style-name="P33">Hier müssen ggf. Angaben zur Wartungsfreundlichkeit des Produkts stehen. Neben der Strukturierung von Komponenten, dem Einsatz von CASE-Tools, Design-Tools oder Designmethoden können dies auch Angaben zur mittleren Zeit für eine Softwarekorrektur (MTTR = <text:span text:style-name="T13">MeanTime To Repair</text:span>) sein.</text:p>
      <text:h text:style-name="Heading_20_3" text:outline-level="3"><text:bookmark text:name="__RefHeading___Toc510509164"/>Wiederverwendbarkeitsmerkmale (Reuse)</text:h>
      <text:p text:style-name="Kommentierter_20_Inhalt">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p>
      <text:h text:style-name="Heading_20_3" text:outline-level="3"><text:bookmark text:name="__RefHeading___Toc510509165"/>Benutzbarkeitsmerkmale (Usability)</text:h>
      <text:p text:style-name="Kommentierter_20_Inhalt">Hier müssen ggf. vom Kunden geforderte oder implizit aufgrund der Benutzerklassen (siehe Kap. <text:bookmark-ref text:reference-format="number-no-superior" text:ref-name="_Ref398436723">2</text:bookmark-ref>) zu fordernde Merkmale zur Benutzbarkeit angegeben werden. Dies können z.B. Angaben darüber sein, wieviele „Usability Probleme“ bei einem „Usability Test“ mit tatsächlichen Benutzern im Rahmen der Abnahmetests maximal auftreten dürfen. (Dabei ist auch anzugeben, dass diese tatsächlichen Benutzer etwa aus einer Benutzerklasse mit geringer Erfahrung mit der Benutzung von graphischen Benutzerschnittstellen stammen.)</text:p>
      <text:h text:style-name="Heading_20_3" text:outline-level="3"><text:bookmark text:name="__RefHeading___Toc510509166"/>Umweltaspekte (Environment)</text:h>
      <text:p text:style-name="Kommentierter_20_Inhalt">Hier werden jene Aspekte beschrieben, die von dem Produkt zur Schonung der Umwelt verlangt werden.</text:p>
      <text:h text:style-name="P18" text:outline-level="1"><text:bookmark-start text:name="_Ref398436685"/><text:bookmark-start text:name="__RefHeading___Toc510509167"/><text:bookmark-start text:name="_Ref398436862"/><text:bookmark-start text:name="_Ref398436859"/>Vorgaben an die Projektabwicklung<text:bookmark-end text:name="_Ref398436685"/><text:bookmark-end text:name="_Ref398436862"/><text:bookmark-end text:name="_Ref398436859"/></text:h>
      <text:p text:style-name="Kommentierter_20_Inhalt">Im diesem Kapitel müssen alle Vorgaben an die Abwicklung des Projekts beschrieben werden, die für den Auftraggeber relevant sind. Alle weiteren Vorgaben und Bedingungen müssen im Projektplan, CM-Plan, QS-Plan oder WV-Plan stehen.</text:p>
      <text:p text:style-name="Kommentierter_20_Inhalt"/>
      <text:p text:style-name="Kommentierter_20_Inhalt">Bei allen Aussagen muss auf Übereinstimmung mit einem allfälligen Angebot geachtet werden, d.h. Aussagen im vorliegenden Pflichtenheft dürfen keinesfalls solchen im Angebot widersprechen.</text:p>
      <text:h text:style-name="Heading_20_2" text:outline-level="2"><text:bookmark text:name="__RefHeading___Toc510509168"/>Anforderungen an die Realisierung</text:h>
      <text:p text:style-name="Kommentierter_20_Inhalt">Hier müssen alle Voraussetzungen und Bedingungen für die Realisierung des Produkts im Rahmen der Projektabwicklung aufgeführt werden. Dazu zählen HW, SW, Tools, Methoden usw. </text:p>
      <text:p text:style-name="Kommentierter_20_Inhalt">Nachfolgend einige Beispiele mit Erläuterungen:</text:p>
      <text:list xml:id="list103236658938134" text:continue-numbering="true" text:style-name="WW8Num6">
        <text:list-item>
          <text:p text:style-name="P27">Hardware</text:p>
        </text:list-item>
      </text:list>
      <text:list xml:id="list633066899342827322" text:style-name="WW8Num7">
        <text:list-item>
          <text:p text:style-name="P35">Entwicklungsrechner</text:p>
        </text:list-item>
        <text:list-item>
          <text:p text:style-name="P35">Betriebsmittel für die Entwicklung (Drucker, Messgeräte, Netzwerk, ...)</text:p>
        </text:list-item>
        <text:list-item>
          <text:p text:style-name="P35">Testanlagen</text:p>
        </text:list-item>
      </text:list>
      <text:list xml:id="list103236424350549" text:continue-list="list103236658938134" text:style-name="WW8Num6">
        <text:list-item>
          <text:p text:style-name="P27">Software</text:p>
        </text:list-item>
      </text:list>
      <text:list xml:id="list103236166697729" text:continue-list="list633066899342827322" text:style-name="WW8Num7">
        <text:list-item>
          <text:p text:style-name="P35">Betriebssysteme für die Entwicklungsrechner</text:p>
        </text:list-item>
        <text:list-item>
          <text:p text:style-name="P35">Standardsoftware für die Entwicklung</text:p>
        </text:list-item>
        <text:list-item>
          <text:p text:style-name="P35">Sprachen, Shells, Compiler</text:p>
        </text:list-item>
        <text:list-item>
          <text:p text:style-name="P35">Klassenbibliotheken</text:p>
        </text:list-item>
        <text:list-item>
          <text:p text:style-name="P35">SW-Tools</text:p>
        </text:list-item>
      </text:list>
      <text:list xml:id="list103236300324102" text:continue-list="list103236424350549" text:style-name="WW8Num6">
        <text:list-item>
          <text:p text:style-name="P27">Sonstiges</text:p>
        </text:list-item>
      </text:list>
      <text:list xml:id="list103235593705094" text:continue-list="list103236166697729" text:style-name="WW8Num7">
        <text:list-item>
          <text:p text:style-name="P35">Entwicklungsmethode</text:p>
        </text:list-item>
        <text:list-item>
          <text:p text:style-name="P35">Entwurfsmethoden</text:p>
        </text:list-item>
        <text:list-item>
          <text:p text:style-name="P35">Beibringen von QS-Nachweisen</text:p>
        </text:list-item>
        <text:list-item>
          <text:p text:style-name="P35">Vertraulichkeitsgrad für Entwicklungstätigkeiten und Dokumente</text:p>
        </text:list-item>
      </text:list>
      <text:h text:style-name="Heading_20_2" text:outline-level="2"><text:bookmark text:name="__RefHeading___Toc510509169"/>Fertige und zugekaufte Komponenten</text:h>
      <text:p text:style-name="Kommentierter_20_Inhalt">Hier müssen fertige und zugekaufte Komponenten beschrieben werden, die für das Produkt bzw. die Projektabwicklung notwendig sind.</text:p>
      <text:list xml:id="list103236332400427" text:continue-list="list103236300324102" text:style-name="WW8Num6">
        <text:list-item>
          <text:p text:style-name="P27">Standardsoftware</text:p>
        </text:list-item>
        <text:list-item>
          <text:p text:style-name="P27">Wiederverwendete eigene Software oder Software des Auftraggebers (siehe auch Kap. <text:bookmark-ref text:reference-format="number-no-superior" text:ref-name="_Ref398436789">5</text:bookmark-ref>)</text:p>
        </text:list-item>
        <text:list-item>
          <text:p text:style-name="P27">Betriebssysteme</text:p>
        </text:list-item>
        <text:list-item>
          <text:p text:style-name="P27">Fremdentwicklung</text:p>
        </text:list-item>
      </text:list>
      <text:h text:style-name="Heading_20_2" text:outline-level="2"><text:bookmark text:name="__RefHeading___Toc510509170"/>Unterauftragnehmer</text:h>
      <text:p text:style-name="Kommentierter_20_Inhalt">Abhängig vom vertraglichen Rahmen müssen Unterauftragnehmer gegenüber dem Auftraggeber offengelegt werden. Alle Unterauftragnehmer und ihre Beiträge zum Produkt bzw. Projekt müssen dokumentiert werden. Eventuell können auch wichtige Liefertermine im Pflichtenheft stehen.</text:p>
      <text:h text:style-name="Heading_20_2" text:outline-level="2"><text:bookmark text:name="__RefHeading___Toc510509171"/>Abnahmebedingungen</text:h>
      <text:p text:style-name="P36">Hier müssen alle Bedingungen aufgezählt werden, die für die Abnahme relevant sind. </text:p>
      <text:p text:style-name="P36">Nachfolgend einige Beispiele:</text:p>
      <text:list xml:id="list103235559089685" text:continue-numbering="true" text:style-name="WW8Num6">
        <text:list-item>
          <text:p text:style-name="P37">Rahmenbedingungen</text:p>
        </text:list-item>
      </text:list>
      <text:list xml:id="list103235770338624" text:continue-list="list103235593705094" text:style-name="WW8Num7">
        <text:list-item>
          <text:p text:style-name="P38">Wogegen wird abgenommen? (im allgemeinen gegen das Pflichtenheft)</text:p>
        </text:list-item>
        <text:list-item>
          <text:p text:style-name="P38">Wie wird abgenommen? (z.B. im Zuge eines gemeinsamen Abnahmetests beim Kunden, oder SW wird ausgeliefert und durch Kundeneinsatz mit Fehlermeldungen und Fristsetzung abgenommen)</text:p>
        </text:list-item>
        <text:list-item>
          <text:p text:style-name="P38">Wer stellt die Testdaten bereit? Wann sind diese Testdaten beizustellen?</text:p>
        </text:list-item>
        <text:list-item>
          <text:p text:style-name="P38">Wo wird abgenommen? (z.B. beim Kunden, auf Kundenanlage, auf Entwicklungsumgebung)</text:p>
        </text:list-item>
        <text:list-item>
          <text:p text:style-name="P35">Wer unterzeichnet das Abnahmeprotokoll / den Abnahmebericht? (Kunde, Entwicklung)</text:p>
        </text:list-item>
      </text:list>
      <text:list xml:id="list103235738223644" text:continue-list="list103235559089685" text:style-name="WW8Num6">
        <text:list-item>
          <text:p text:style-name="P27"><text:soft-page-break/>Abnahmekriterien</text:p>
        </text:list-item>
      </text:list>
      <text:list xml:id="list103236836807149" text:continue-list="list103235770338624" text:style-name="WW8Num7">
        <text:list-item>
          <text:p text:style-name="P35">Festlegung des Abnahmetests<text:line-break/>Wann ist die Abnahme erfolgreich verlaufen? (z.B. Restfehlerquote)</text:p>
        </text:list-item>
        <text:list-item>
          <text:p text:style-name="P35">Werden die sonstigen Merkmale aus dem Pflichtenheft eingehalten?</text:p>
        </text:list-item>
      </text:list>
      <text:list xml:id="list103236164569137" text:continue-list="list103235738223644" text:style-name="WW8Num6">
        <text:list-item>
          <text:p text:style-name="P27">Abnahmeunterlagen (z.B. Testprotokolle)</text:p>
        </text:list-item>
      </text:list>
      <text:list xml:id="list103235119984257" text:continue-list="list103236836807149" text:style-name="WW8Num7">
        <text:list-item>
          <text:p text:style-name="P35">Sind zusätzliche Unterlagen für die Abnahme notwendig? (z.B. Nachweis von Reviews mit Reviewprotokollen oder Tests mit Testprotokollen)</text:p>
        </text:list-item>
      </text:list>
      <text:list xml:id="list103234811145432" text:continue-list="list103236164569137" text:style-name="WW8Num6">
        <text:list-item>
          <text:p text:style-name="P27">Gutachten, Sicherheitsnachweise</text:p>
        </text:list-item>
      </text:list>
      <text:list xml:id="list103235359388882" text:continue-list="list103235119984257" text:style-name="WW8Num7">
        <text:list-item>
          <text:p text:style-name="P35">Sind Gutachten oder Sicherheitsnachweise beizubringen?</text:p>
        </text:list-item>
      </text:list>
      <text:list xml:id="list103236161767549" text:continue-list="list103234811145432" text:style-name="WW8Num6">
        <text:list-item>
          <text:p text:style-name="P27">Erfüllung von Vorschriften und Normen</text:p>
        </text:list-item>
      </text:list>
      <text:list xml:id="list103235814552549" text:continue-list="list103235359388882" text:style-name="WW8Num7">
        <text:list-item>
          <text:p text:style-name="P35">Hält das Produkt vorgeschriebene Normen und Vorschriften ein?</text:p>
        </text:list-item>
      </text:list>
      <text:h text:style-name="Heading_20_2" text:outline-level="2"><text:bookmark-start text:name="__RefHeading___Toc510509172"/>Lieferbedingungen<text:bookmark-end text:name="__RefHeading___Toc510509172"/> </text:h>
      <text:p text:style-name="Kommentierter_20_Inhalt">Hier müssen alle Lieferbedingungen stehen. Die Lieferbedingungen sind mit dem Auftraggeber zu vereinbaren. Eine genaue Überprüfung der Lieferbedingungen kann auch sehr hilfreich für das Kapitel „<text:bookmark-ref text:reference-format="text" text:ref-name="_Ref398436816">Verpflichtungen des Auftraggebers</text:bookmark-ref>“ (Kap. <text:bookmark-ref text:reference-format="number-no-superior" text:ref-name="_Ref398438025">5</text:bookmark-ref>) sein. Nachfolgend sind einige Beispiele für Lieferbedingungen angeführt.</text:p>
      <text:p text:style-name="Kommentierter_20_Inhalt">Im wesentlichen sind folgende Fragen zu beantworten:</text:p>
      <text:list xml:id="list103236831026869" text:continue-list="list103236161767549" text:style-name="WW8Num6">
        <text:list-item>
          <text:p text:style-name="P27">Wann werden die einzelnen Lieferkomponenten geliefert? (z.B. Lieferplan mit Terminen. Die Abdeckung aller im Lieferumfang beschriebenen Lieferkomponenten ist zu überprüfen).</text:p>
        </text:list-item>
        <text:list-item>
          <text:p text:style-name="P27">Wie werden die einzelnen Lieferkomponenten geliefert (Lieferform)? (z.B. Elektronisch, auf Papier, auf Band, auf Diskette, in Source-Form oder nur ablauffähiger Code, usw.)</text:p>
        </text:list-item>
        <text:list-item>
          <text:p text:style-name="P27">Was sind die Voraussetzungen für eine Lieferung? (z.B. Dokumente, die bei Lieferung beizubringen sind; dies können Zertifizierung, Inbetriebnahme­bewilligungen, Patente/Lizenzen, QS-Nachweise, usw.).</text:p>
        </text:list-item>
      </text:list>
      <text:h text:style-name="Heading_20_2" text:outline-level="2"><text:bookmark text:name="__RefHeading___Toc510509173"/>Anforderungen an den Einsatz</text:h>
      <text:p text:style-name="Kommentierter_20_Inhalt">Hier müssen alle Anforderungen dokumentiert sein, die während des Einsatzes erfüllt werden müssen. Dies können insbesondere solche Anforderungen sein, die das Vorgehen in dieser Phase betreffen.</text:p>
      <text:p text:style-name="Kommentierter_20_Inhalt">Beispiele können etwa spezielle Anforderungen an einen Probebetrieb oder die Bereitstellung von Personal während der Inbetriebnahme sein.</text:p>
      <text:h text:style-name="Heading_20_2" text:outline-level="2"><text:bookmark text:name="__RefHeading___Toc510509174"/>Gewährleistung</text:h>
      <text:p text:style-name="Kommentierter_20_Inhalt">Im Unterkapitel Gewährleistung müssen alle Vereinbarungen dokumentiert sein, die für die Gewährleistung des Produkts relevant sind. Dies sind z.B. Gewährleistungsdauer, Umfang der Gewährleistung, Fehlermeldungs­verfahren usw.</text:p>
      <text:h text:style-name="P18" text:outline-level="1"><text:bookmark-start text:name="_Ref398436789"/><text:bookmark-start text:name="__RefHeading___Toc510509175"/><text:bookmark-start text:name="_Ref398438025"/><text:bookmark-start text:name="_Ref398436816"/><text:bookmark-start text:name="_Ref398436813"/>Verpflichtungen des Auftraggebers<text:bookmark-end text:name="_Ref398436789"/><text:bookmark-end text:name="_Ref398438025"/><text:bookmark-end text:name="_Ref398436816"/><text:bookmark-end text:name="_Ref398436813"/></text:h>
      <text:p text:style-name="Kommentierter_20_Inhalt">Hier muss alles vollständig aufgezählt werden, wozu der Auftraggeber im Rahmen des Projekts verpflichtet ist.</text:p>
      <text:p text:style-name="Kommentierter_20_Inhalt"/>
      <text:p text:style-name="Kommentierter_20_Inhalt">In Kap. <text:bookmark-ref text:reference-format="number-no-superior" text:ref-name="_Ref398436862">4</text:bookmark-ref> können ggf. bereits implizit solche Verpflichtungen erwähnt sein (z.B. im Zusammenhang mit der für die Projektabwicklung vom Auftraggeber vorgeschriebenen Hardware).</text:p>
      <text:p text:style-name="Kommentierter_20_Inhalt">Hier müssen aber trotzdem sämtliche Auftraggeberverpflichtungen kompakt auffindbar sein (z.B., dass die vorgeschriebene Hardware vereinbarungsgemäß vom Auftraggeber bereitgestellt werden muss).</text:p>
      <text:p text:style-name="Kommentierter_20_Inhalt"/>
      <text:p text:style-name="Kommentierter_20_Inhalt">Bei allen Aussagen muss auf Übereinstimmung mit einem allfälligen Angebot geachtet werden, d.h. Aussagen im vorliegenden Pflichtenheft dürfen keinesfalls solchen im Angebot widersprechen.</text:p>
      <text:p text:style-name="Kommentierter_20_Inhalt"/>
      <text:p text:style-name="Kommentierter_20_Inhalt">Bei vielen Punkten ist es unbedingt erforderlich, hier auch Termine anzugeben (da sonst z.B. Terminverzug durch fehlende Beistellungen seitens des Auftraggebers droht).</text:p>
      <text:p text:style-name="Kommentierter_20_Inhalt"/>
      <text:p text:style-name="Kommentierter_20_Inhalt">Nachfolgend einige Beispiele</text:p>
      <text:list xml:id="list103235210686377" text:continue-numbering="true" text:style-name="WW8Num6">
        <text:list-item>
          <text:p text:style-name="P27">Zur Verfügung stellen von Hardware (z.B. Entwicklungsrechner)</text:p>
        </text:list-item>
        <text:list-item>
          <text:p text:style-name="P27">Zur Verfügung stellen von Software (z.B. Tools, Lizenzen, Standard-SW, SW des Auftraggebers) </text:p>
        </text:list-item>
        <text:list-item>
          <text:p text:style-name="P27">Zur Verfügung stellen von Dokumentation (z.B. von bestehenden Systemen, unterzeichnetes Lastenheft, SW-Dokumentation)</text:p>
        </text:list-item>
        <text:list-item>
          <text:p text:style-name="P27">Verpflichtungen in Zusammenhang mit Schulung (z.B. Schulung von Entwicklern durch Auftraggeber; Auftraggeberpersonal, das zu schulen ist)</text:p>
        </text:list-item>
        <text:list-item>
          <text:p text:style-name="P27">Zuständigkeiten und Ansprechpartner beim Auftraggeber (Verantwortliche, Auskunftspersonen und Projektleiter beim Auftraggeber; evtl. beigestellte Entwickler des Auftraggebers, Tester, Projektassistenz, Pilotanwender).</text:p>
        </text:list-item>
        <text:list-item>
          <text:p text:style-name="P27">Voraussetzungen und Organisation von Tests (z.B. Testdaten, Testumgebung zur Verfügung stellen, ...)</text:p>
        </text:list-item>
        <text:list-item>
          <text:p text:style-name="P27">Infrastruktur (z.B. zur Verfügung stellen von Räumen, Rechenzentrum, Leitungen, Betriebszeiten, ...)</text:p>
        </text:list-item>
        <text:list-item>
          <text:p text:style-name="P27">Installationsvoraussetzungen (z.B. vorinstallierte HW, Zugang zu Einrichtungen des Kunden, Verfügbarkeit von fachkundigem Personal mit Arbeitsplan)</text:p>
        </text:list-item>
        <text:list-item>
          <text:p text:style-name="P27">Reaktionszeiten des Auftraggebers auf Anfragen</text:p>
        </text:list-item>
        <text:list-item>
          <text:p text:style-name="P27">Vorgehen, falls Änderungen von Anforderungen gewünscht sind</text:p>
        </text:list-item>
        <text:list-item>
          <text:p text:style-name="P27">Validierung von Oberflächen und Programmteilen während der Entwicklung (bei Prototyping)</text:p>
        </text:list-item>
        <text:list-item>
          <text:p text:style-name="P27">...</text:p>
        </text:list-item>
      </text:list>
      <text:h text:style-name="P18" text:outline-level="1"><text:bookmark text:name="__RefHeading___Toc510509176"/>Literaturverweise</text:h>
      <text:p text:style-name="Kommentierter_20_Inhalt">Hier müssen alle im Pflichtenheft zitierten Dokumente angeführt werden.</text:p>
      <text:h text:style-name="P18" text:outline-level="1"><text:bookmark text:name="__RefHeading___Toc510509177"/>Anhang</text:h>
      <text:p text:style-name="Kommentierter_20_Inhalt">Falls erforderlich, können hier Materialien eingefügt werden, die nicht in die hier definierte Gesamtstruktur des Pflichtenhefts passen und dennoch zum Pflichtenheft gehören können.</text:p>
      <text:p text:style-name="Kommentierter_20_Inhalt"/>
      <text:p text:style-name="Kommentierter_20_Inhalt">Beispiele dafür sind Modelle. Diese können sowohl textuell als auch in mehr oder weniger formalen Notationen dargestellt sein (etwa in Z, VDM, SDL, Entity-Relationship-Diagrammen und/oder endlichen Automaten). Solche Modelle können „bloß“ dazu dienen, die Anwendungsdomäne und deren Beziehungen zum zu erstellenden Produkt besser zu verstehen. Es ist aber prinzipiell auch möglich und in manchen Fällen im Vergleich zum Aufwand nützlich, mit Modellen die Anforderungen selbst darzustellen (im Sinne: das zu erstellende Produkt soll so sein wie das Modell).<text:bookmark-end text:name="__RefHeading___Toc510509133"/><text:bookmark-end text:name="__RefHeading___Toc510509138"/><text:bookmark-end text:name="__RefHeading___Toc510509167"/><text:bookmark-end text:name="__RefHeading___Toc510509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style:font-size-asian="9pt" style:font-style-asian="italic"/>
    </style:style>
    <style:style style:name="Überschrift" style:family="paragraph" style:parent-style-name="Standard" style:next-style-name="Standard">
      <style:paragraph-properties fo:margin-top="0.25in" fo:margin-bottom="0.1665in" loext:contextual-spacing="false" fo:keep-together="always" fo:keep-with-next="always"/>
      <style:text-properties fo:font-size="14pt" fo:font-weight="bold" style:font-size-asian="14pt" style:font-weight-asian="bold"/>
    </style:style>
    <style:style style:name="Beschriftung"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Verzeichnis" style:family="paragraph" style:parent-style-name="Standard">
      <style:paragraph-properties text:number-lines="false" text:line-number="0"/>
      <style:text-properties style:font-name-complex="FreeSans" style:font-family-complex="FreeSans" style:font-family-generic-complex="swiss"/>
    </style:style>
    <style:style style:name="Header" style:family="paragraph" style:parent-style-name="Standard" style:class="extra">
      <style:paragraph-properties fo:margin-top="0in" fo:margin-bottom="0.1665in" loext:contextual-spacing="false" fo:padding-left="0in" fo:padding-right="0in" fo:padding-top="0in" fo:padding-bottom="0.0138in" fo:border-left="none" fo:border-right="none" fo:border-top="none" fo:border-bottom="0.74pt solid #000000">
        <style:tab-stops>
          <style:tab-stop style:position="6.6937in" style:type="right"/>
        </style:tab-stops>
      </style:paragraph-properties>
      <style:text-properties fo:font-size="10pt" style:font-size-asian="10pt"/>
    </style:style>
    <style:style style:name="Footer" style:family="paragraph" style:parent-style-name="Standard" style:class="extra">
      <style:paragraph-properties fo:padding-left="0in" fo:padding-right="0in" fo:padding-top="0.0138in" fo:padding-bottom="0in" fo:border-left="none" fo:border-right="none" fo:border-top="0.74pt solid #000000" fo:border-bottom="none">
        <style:tab-stops>
          <style:tab-stop style:position="6.6937in" style:type="right"/>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Kommentierter_20_Inhalt" style:display-name="Kommentierter Inhalt" style:family="paragraph" style:parent-style-name="Standard" style:next-style-name="Standard">
      <style:text-properties fo:color="#0000ff" fo:font-style="italic" style:font-style-asian="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693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6937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6937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6937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6937in" style:type="right" style:leader-style="dotted" style:leader-text="."/>
        </style:tab-stops>
      </style:paragraph-properties>
    </style:style>
    <style:style style:name="Version" style:family="paragraph" style:parent-style-name="Standard">
      <style:paragraph-properties fo:margin-top="0.0835in" fo:margin-bottom="0.0835in" loext:contextual-spacing="false" fo:orphans="0" fo:widows="0"/>
      <style:text-properties fo:font-size="18pt" style:font-size-asian="18pt"/>
    </style:style>
    <style:style style:name="Projekt" style:family="paragraph" style:parent-style-name="Standard">
      <style:paragraph-properties fo:margin-top="0.0835in" fo:margin-bottom="0.0835in" loext:contextual-spacing="false" fo:orphans="0" fo:widows="0"/>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Inhaltsverzeichnis_20_10" style:display-name="Inhaltsverzeichnis 10" style:family="paragraph" style:parent-style-name="Verzeichnis">
      <style:paragraph-properties fo:margin-left="1.7689in" fo:margin-right="0in" fo:text-indent="0in" style:auto-text-indent="false">
        <style:tab-stops>
          <style:tab-stop style:position="4.9244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style>
    <style:style style:name="WW8Num4z0" style:family="text">
      <style:text-properties fo:color="#0000ff"/>
    </style:style>
    <style:style style:name="WW8Num5z0" style:family="text">
      <style:text-properties fo:color="#0000ff"/>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4z0" style:family="text">
      <style:text-properties fo:color="#0000ff"/>
    </style:style>
    <style:style style:name="WW8NumSt6z0" style:family="text">
      <style:text-properties fo:color="#0000ff"/>
    </style:style>
    <style:style style:name="WW8NumSt8z0" style:family="text">
      <style:text-properties fo:color="#0000ff"/>
    </style:style>
    <style:style style:name="WW8NumSt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1965in" fo:text-indent="-0.1965in" fo:margin-left="0.59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Header">
      <style:paragraph-properties fo:margin-top="0in" fo:margin-bottom="0.1665in" loext:contextual-spacing="false" fo:padding-left="0in" fo:padding-right="0in" fo:padding-top="0in" fo:padding-bottom="0.0138in" fo:border-left="none" fo:border-right="none" fo:border-top="none" fo:border-bottom="0.74pt solid #000000"/>
    </style:style>
    <style:style style:name="MT1" style:family="text">
      <style:text-properties fo:language="en" fo:country="US" style:language-asian="en" style:country-asian="US"/>
    </style:style>
    <style:page-layout style:name="Mpm1">
      <style:page-layout-properties fo:page-width="8.2681in" fo:page-height="11.6929in" style:num-format="1" style:print-orientation="portrait" fo:margin-top="0.9846in" fo:margin-bottom="0.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bottom="0.4457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MP2">Pflichtenheft<text:tab/><fieldmark-start text:name="__Fieldmark__0_246536307" type="vnd.oasis.opendocument.field.UNHANDLED"><param name="vnd.oasis.opendocument.field.code" value=" STYLEREF Projekt \* MERGEFORMAT "/><param name="vnd.oasis.opendocument.field.id" value="10"/></fieldmark-start><text:span text:style-name="MT1">&lt;projekt&gt;</text:span><fieldmark-end/><text:line-break/><fieldmark-start text:name="__Fieldmark__1_246536307" type="vnd.oasis.opendocument.field.UNHANDLED"><param name="vnd.oasis.opendocument.field.code" value=" STYLEREF Version \* MERGEFORMAT "/><param name="vnd.oasis.opendocument.field.id" value="10"/></fieldmark-start><text:span text:style-name="MT1">&lt;version&gt;</text:span><fieldmark-end/><text:tab/><fieldmark-start text:name="__Fieldmark__2_246536307" type="vnd.oasis.opendocument.field.UNHANDLED"><param name="vnd.oasis.opendocument.field.code" value=" STYLEREF Überschrift \* MERGEFORMAT "/><param name="vnd.oasis.opendocument.field.id" value="10"/></fieldmark-start><text:span text:style-name="MT1">Inhaltsverzeichnis</text:span><fieldmark-end/></text:p>
      </style:header>
      <style:footer>
        <text:p text:style-name="Footer"><text:tab/>Seite <text:page-number text:select-page="current">4</text:page-number> / <text:page-count style:num-format="1">18</text:page-count></text:p>
      </style:footer>
    </style:master-page>
    <style:master-page style:name="Convert_20_2" style:display-name="Convert 2" style:page-layout-name="Mpm2">
      <style:header>
        <text:p text:style-name="MP2">Pflichtenheft<text:tab/><fieldmark-start text:name="__Fieldmark__3_246536307" type="vnd.oasis.opendocument.field.UNHANDLED"><param name="vnd.oasis.opendocument.field.code" value=" STYLEREF Projekt \* MERGEFORMAT "/><param name="vnd.oasis.opendocument.field.id" value="10"/></fieldmark-start><text:span text:style-name="MT1">&lt;projekt&gt;</text:span><fieldmark-end/><text:line-break/><fieldmark-start text:name="__Fieldmark__4_246536307" type="vnd.oasis.opendocument.field.UNHANDLED"><param name="vnd.oasis.opendocument.field.code" value=" STYLEREF Version \* MERGEFORMAT "/><param name="vnd.oasis.opendocument.field.id" value="10"/></fieldmark-start><text:span text:style-name="MT1">&lt;version&gt;</text:span><fieldmark-end/><text:tab/><fieldmark-start text:name="__Fieldmark__5_246536307" type="vnd.oasis.opendocument.field.UNHANDLED"><param name="vnd.oasis.opendocument.field.code" value=" STYLEREF &quot;Überschrift 1&quot; \* MERGEFORMAT "/><param name="vnd.oasis.opendocument.field.id" value="10"/></fieldmark-start><text:span text:style-name="MT1">Detaillierte Beschreibung der geforderten Produktmerkmale</text:span><fieldmark-end/></text:p>
      </style:header>
      <style:footer>
        <text:p text:style-name="Footer"><text:tab/>Seite <text:page-number text:select-page="current">5</text:page-number> / <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dSEM Pflichtenheft (WinWord 97)</dc:title>
    <meta:initial-creator>PSE</meta:initial-creator>
    <meta:creation-date>1997-09-09T21:11:00</meta:creation-date>
    <dc:date>2015-05-12T10:32:34.396149000</dc:date>
    <meta:print-date>2006-12-19T09:51:00</meta:print-date>
    <meta:editing-cycles>41</meta:editing-cycles>
    <meta:editing-duration>PT14M30S</meta:editing-duration>
    <meta:generator>LibreOffice/4.4.0.3$MacOSX_X86_64 LibreOffice_project/de093506bcdc5fafd9023ee680b8c60e3e0645d7</meta:generator>
    <meta:document-statistic meta:table-count="1" meta:image-count="0" meta:object-count="0" meta:page-count="18" meta:paragraph-count="329" meta:word-count="3973" meta:character-count="30952" meta:non-whitespace-character-count="27454"/>
  </office:meta>
</office:document-meta>
</file>